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14.938cm" fo:margin-left="1.307cm" fo:margin-right="1.344cm" table:align="margins"/>
    </style:style>
    <style:style style:name="Table3.A" style:family="table-column">
      <style:table-column-properties style:column-width="3.942cm" style:rel-column-width="17294*"/>
    </style:style>
    <style:style style:name="Table3.B" style:family="table-column">
      <style:table-column-properties style:column-width="10.996cm" style:rel-column-width="48241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B2" style:family="table-cell">
      <style:table-cell-properties fo:padding="0.097cm" fo:border="0.002cm solid #0000ff"/>
    </style:style>
    <style:style style:name="Table3.A3" style:family="table-cell">
      <style:table-cell-properties fo:padding="0.097cm" fo:border-left="0.002cm solid #0000ff" fo:border-right="none" fo:border-top="none" fo:border-bottom="0.002cm solid #0000ff"/>
    </style:style>
    <style:style style:name="Table3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68cm" style:rel-column-width="18285*"/>
    </style:style>
    <style:style style:name="Table1.B" style:family="table-column">
      <style:table-column-properties style:column-width="10.77cm" style:rel-column-width="47250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B2" style:family="table-cell">
      <style:table-cell-properties fo:padding="0.097cm" fo:border="0.002cm solid #0000ff"/>
    </style:style>
    <style:style style:name="Table1.A3" style:family="table-cell">
      <style:table-cell-properties fo:padding="0.097cm" fo:border-left="0.002cm solid #0000ff" fo:border-right="none" fo:border-top="none" fo:border-bottom="0.002cm solid #0000ff"/>
    </style:style>
    <style:style style:name="Table1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B2" style:family="table-cell">
      <style:table-cell-properties fo:padding="0.097cm" fo:border="0.002cm solid #0000ff"/>
    </style:style>
    <style:style style:name="Table2.A3" style:family="table-cell">
      <style:table-cell-properties fo:padding="0.097cm" fo:border-left="0.002cm solid #0000ff" fo:border-right="none" fo:border-top="none" fo:border-bottom="0.002cm solid #0000ff"/>
    </style:style>
    <style:style style:name="Table2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3.942cm" style:rel-column-width="17294*"/>
    </style:style>
    <style:style style:name="Table4.B" style:family="table-column">
      <style:table-column-properties style:column-width="10.996cm" style:rel-column-width="48241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0.002cm solid #0000ff" fo:border-bottom="0.002cm solid #0000ff"/>
    </style:style>
    <style:style style:name="Table4.B2" style:family="table-cell">
      <style:table-cell-properties fo:padding="0.097cm" fo:border="0.002cm solid #0000ff"/>
    </style:style>
    <style:style style:name="Table4.A3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3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Method_20_Listing_20_Title">
      <style:paragraph-properties fo:break-before="page"/>
    </style:style>
    <style:style style:name="P5" style:family="paragraph" style:parent-style-name="Coding_20_Title">
      <style:paragraph-properties fo:break-before="page"/>
    </style:style>
    <style:style style:name="P6" style:family="paragraph" style:parent-style-name="Method_20_Title">
      <style:paragraph-properties fo:break-before="page"/>
    </style:style>
    <style:style style:name="P7" style:family="paragraph" style:parent-style-name="Method_20_Body" style:list-style-name="L1"/>
    <style:style style:name="P8" style:family="paragraph" style:parent-style-name="Method_20_Body">
      <style:paragraph-properties fo:margin-left="0cm" fo:margin-right="0cm" fo:text-indent="0cm" style:auto-text-indent="false"/>
    </style:style>
    <style:style style:name="P9" style:family="paragraph" style:parent-style-name="Method_20_Code_20_Listing">
      <style:text-properties fo:color="#000080"/>
    </style:style>
    <style:style style:name="P10" style:family="paragraph" style:parent-style-name="Method_20_Code_20_Listing">
      <style:text-properties fo:color="#000080" style:font-name="DejaVu Sans Mono1"/>
    </style:style>
    <style:style style:name="P11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2" style:family="paragraph" style:parent-style-name="Code_20_Listing">
      <style:text-properties fo:color="#000080"/>
    </style:style>
    <style:style style:name="P13" style:family="paragraph" style:parent-style-name="Code_20_Listing">
      <style:paragraph-properties fo:break-before="page"/>
      <style:text-properties fo:color="#000080"/>
    </style:style>
    <style:style style:name="P14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5" style:family="paragraph" style:parent-style-name="Method_20_Table_20_Description">
      <style:text-properties fo:font-size="11pt" style:font-size-asian="11pt" style:font-size-complex="11pt"/>
    </style:style>
    <style:style style:name="P16" style:family="paragraph" style:parent-style-name="Method_20_Table_20_Description">
      <style:text-properties style:font-name="DejaVu Serif2" fo:font-weight="bold" style:font-weight-asian="bold" style:font-weight-complex="bold"/>
    </style:style>
    <style:style style:name="P17" style:family="paragraph" style:parent-style-name="Standard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font-name="DejaVu Serif2"/>
    </style:style>
    <style:style style:name="T7" style:family="text">
      <style:text-properties fo:color="#808080"/>
    </style:style>
    <style:style style:name="T8" style:family="text">
      <style:text-properties fo:color="#808080" fo:font-weight="bold" style:font-weight-asian="bold" style:font-weight-complex="bold"/>
    </style:style>
    <style:style style:name="T9" style:family="text">
      <style:text-properties fo:color="#808080" fo:font-weight="normal" style:font-weight-asian="normal" style:font-weight-complex="normal"/>
    </style:style>
    <style:style style:name="T10" style:family="text">
      <style:text-properties fo:color="#808080" style:font-name="DejaVu Sans Mono1" fo:font-weight="normal" style:font-weight-asian="normal" style:font-weight-complex="normal"/>
    </style:style>
    <style:style style:name="T11" style:family="text">
      <style:text-properties fo:color="#0000ff"/>
    </style:style>
    <style:style style:name="T12" style:family="text">
      <style:text-properties fo:color="#0000ff" style:font-name="DejaVu Serif2" fo:font-size="11pt" style:text-underline-style="none" fo:font-weight="normal" style:font-name-asian="Monospace" style:font-size-asian="11pt" style:font-weight-asian="normal" style:font-name-complex="Monospace" style:font-size-complex="11pt" style:font-weight-complex="normal"/>
    </style:style>
    <style:style style:name="T13" style:family="text">
      <style:text-properties fo:color="#000000"/>
    </style:style>
    <style:style style:name="T14" style:family="text">
      <style:text-properties fo:color="#660000"/>
    </style:style>
    <style:style style:name="T15" style:family="text">
      <style:text-properties fo:color="#ff0000"/>
    </style:style>
    <style:style style:name="T16" style:family="text">
      <style:text-properties fo:color="#008200"/>
    </style:style>
    <style:style style:name="T17" style:family="text">
      <style:text-properties fo:color="#000080"/>
    </style:style>
    <style:style style:name="T18" style:family="text">
      <style:text-properties fo:color="#000080" style:font-name="DejaVu Sans Mono1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Debug\Traceback</text:h>
      <text:p text:style-name="Class_20_Description"/>
      <text:p text:style-name="Class_20_Description"><text:span text:style-name="T3">Debug\Traceback</text:span> is a wrapper class for the PHP <text:span text:style-name="T1">debug_backtrace</text:span> command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The <text:span text:style-name="Class_20_Variables">Debug\Traceback</text:span> class</text:p>
      <text:p text:style-name="Method_20_Body"/>
      <text:list xml:id="list1100767417" text:style-name="L1">
        <text:list-item>
          <text:p text:style-name="P7">extends, and inherits all of the public and protected methods and properties of, the <text:span text:style-name="Class_20_Variables">Stack\Extension</text:span> class.</text:p>
        </text:list-item>
      </text:list>
      <text:p text:style-name="Method_20_Body"/>
      <text:p text:style-name="Method_20_Body"/>
      <text:p text:style-name="Method_20_Body"/>
      <text:p text:style-name="Criteria_20_Body"/>
      <text:p text:style-name="Criteria_20_Body"/>
      <text:p text:style-name="Standard"/>
      <text:h text:style-name="P4" text:outline-level="4">Class Properties</text:h>
      <text:p text:style-name="Method_20_Body"/>
      <text:p text:style-name="Method_20_Body">The <text:span text:style-name="Class_20_Variables">Debug\Traceback</text:span> class contains the following properties (variables)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Method</text:p>
          </table:table-cell>
          <table:table-cell table:style-name="Table2.B1" office:value-type="string">
            <text:p text:style-name="P2">Description</text:p>
          </table:table-cell>
        </table:table-row>
        <table:table-row>
          <table:table-cell table:style-name="Table2.A1" office:value-type="string">
            <text:p text:style-name="P3">$stackFields</text:p>
          </table:table-cell>
          <table:table-cell table:style-name="Table2.B2" office:value-type="string">
            <text:p text:style-name="P8">Array of known field names.</text:p>
          </table:table-cell>
        </table:table-row>
        <table:table-row>
          <table:table-cell table:style-name="Table2.A3" office:value-type="string">
            <text:p text:style-name="P3">$element</text:p>
          </table:table-cell>
          <table:table-cell table:style-name="Table2.B3" office:value-type="string">
            <text:p text:style-name="P15">Array to hold the current stack element.</text:p>
          </table:table-cell>
        </table:table-row>
        <table:table-row>
          <table:table-cell table:style-name="Table2.A3" office:value-type="string">
            <text:p text:style-name="P3">$main</text:p>
          </table:table-cell>
          <table:table-cell table:style-name="Table2.B3" office:value-type="string">
            <text:p text:style-name="Method_20_Table_20_Description"><text:span text:style-name="T4">Array of 'main' labels.</text:span></text:p>
          </table:table-cell>
        </table:table-row>
        <table:table-row>
          <table:table-cell table:style-name="Table2.A3" office:value-type="string">
            <text:p text:style-name="P3">$skipLevels</text:p>
          </table:table-cell>
          <table:table-cell table:style-name="Table2.B3" office:value-type="string">
            <text:p text:style-name="Method_20_Table_20_Description">Number of levels (elements) to skip before analysis.</text:p>
          </table:table-cell>
        </table:table-row>
      </table:table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Debug\Traceback</text:span> class contains the following methods:</text:p>
      <text:p text:style-name="Method_20_Body"/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">Method</text:p>
            </table:table-cell>
            <table:table-cell table:style-name="Table4.B1" office:value-type="string">
              <text:p text:style-name="P2">Description</text:p>
            </table:table-cell>
          </table:table-row>
        </table:table-header-rows>
        <table:table-row>
          <table:table-cell table:style-name="Table4.A2" office:value-type="string">
            <text:p text:style-name="P3"><text:a xlink:type="simple" xlink:href="#construct">__construct</text:a></text:p>
          </table:table-cell>
          <table:table-cell table:style-name="Table4.B2" office:value-type="string">
            <text:p text:style-name="P8">Class constructor.</text:p>
          </table:table-cell>
        </table:table-row>
        <table:table-row>
          <table:table-cell table:style-name="Table4.A3" office:value-type="string">
            <text:p text:style-name="P3"><text:a xlink:type="simple" xlink:href="#__get">__get</text:a></text:p>
          </table:table-cell>
          <table:table-cell table:style-name="Table4.B3" office:value-type="string">
            <text:p text:style-name="P8">Get an element field value from the element array.</text:p>
          </table:table-cell>
        </table:table-row>
        <table:table-row>
          <table:table-cell table:style-name="Table4.A3" office:value-type="string">
            <text:p text:style-name="P3"><text:a xlink:type="simple" xlink:href="#__toString">__toString</text:a></text:p>
          </table:table-cell>
          <table:table-cell table:style-name="Table4.B3" office:value-type="string">
            <text:p text:style-name="P8"><text:span text:style-name="T12">Walks through the stack adding the class name, type and method name at each level to the buffer</text:span><text:span text:style-name="T4">.</text:span></text:p>
          </table:table-cell>
        </table:table-row>
        <table:table-row>
          <table:table-cell table:style-name="Table4.A3" office:value-type="string">
            <text:p text:style-name="P3"><text:a xlink:type="simple" xlink:href="#adjustStack">adjustStack</text:a></text:p>
          </table:table-cell>
          <table:table-cell table:style-name="Table4.B3" office:value-type="string">
            <text:p text:style-name="P8">Adjust the traceback stack entries.</text:p>
          </table:table-cell>
        </table:table-row>
        <table:table-row>
          <table:table-cell table:style-name="Table4.A3" office:value-type="string">
            <text:p text:style-name="P3"><text:a xlink:type="simple" xlink:href="#element">element</text:a></text:p>
          </table:table-cell>
          <table:table-cell table:style-name="Table4.B3" office:value-type="string">
            <text:p text:style-name="P8">Returns the current element array.</text:p>
          </table:table-cell>
        </table:table-row>
        <table:table-row>
          <table:table-cell table:style-name="Table4.A3" office:value-type="string">
            <text:p text:style-name="P3"><text:a xlink:type="simple" xlink:href="#skip">skip</text:a></text:p>
          </table:table-cell>
          <table:table-cell table:style-name="Table4.B3" office:value-type="string">
            <text:p text:style-name="P8">Skip the stack pointer the required number of elements and return the new stack element.</text:p>
          </table:table-cell>
        </table:table-row>
        <table:table-row>
          <table:table-cell table:style-name="Table4.A3" office:value-type="string">
            <text:p text:style-name="P3"><text:a xlink:type="simple" xlink:href="#prev">prev</text:a></text:p>
          </table:table-cell>
          <table:table-cell table:style-name="Table4.B3" office:value-type="string">
            <text:p text:style-name="P8">Decrement the stack pointer and return the element pointed to.</text:p>
          </table:table-cell>
        </table:table-row>
        <table:table-row>
          <table:table-cell table:style-name="Table4.A3" office:value-type="string">
            <text:p text:style-name="P3"><text:a xlink:type="simple" xlink:href="#currentElement">currentElement</text:a></text:p>
          </table:table-cell>
          <table:table-cell table:style-name="Table4.B3" office:value-type="string">
            <text:p text:style-name="P8">Returns true if the current stack element is valid.</text:p>
          </table:table-cell>
        </table:table-row>
        <table:table-row>
          <table:table-cell table:style-name="Table4.A3" office:value-type="string">
            <text:p text:style-name="P3"><text:a xlink:type="simple" xlink:href="#classObject">classObject</text:a></text:p>
          </table:table-cell>
          <table:table-cell table:style-name="Table4.B3" office:value-type="string">
            <text:p text:style-name="P8">Retrieve the class object from the current stack element.</text:p>
          </table:table-cell>
        </table:table-row>
        <table:table-row>
          <table:table-cell table:style-name="Table4.A3" office:value-type="string">
            <text:p text:style-name="P3"><text:a xlink:type="simple" xlink:href="#callArgs">callArgs</text:a></text:p>
          </table:table-cell>
          <table:table-cell table:style-name="Table4.B3" office:value-type="string">
            <text:p text:style-name="P8">Retrieve the class call arguments from the current stack element.</text:p>
          </table:table-cell>
        </table:table-row>
        <table:table-row>
          <table:table-cell table:style-name="Table4.A3" office:value-type="string">
            <text:p text:style-name="P3"><text:a xlink:type="simple" xlink:href="#classFile">classFile</text:a></text:p>
          </table:table-cell>
          <table:table-cell table:style-name="Table4.B3" office:value-type="string">
            <text:p text:style-name="P8">Retrieve the class file name from the current stack element.</text:p>
          </table:table-cell>
        </table:table-row>
        <table:table-row>
          <table:table-cell table:style-name="Table4.A3" office:value-type="string">
            <text:p text:style-name="P3"><text:a xlink:type="simple" xlink:href="#lineNumber">lineNumber</text:a></text:p>
          </table:table-cell>
          <table:table-cell table:style-name="Table4.B3" office:value-type="string">
            <text:p text:style-name="P8">Retrieve the line number from the current stack element.</text:p>
          </table:table-cell>
        </table:table-row>
        <table:table-row>
          <table:table-cell table:style-name="Table4.A3" office:value-type="string">
            <text:p text:style-name="P3"><text:a xlink:type="simple" xlink:href="#methodName">methodName</text:a></text:p>
          </table:table-cell>
          <table:table-cell table:style-name="Table4.B3" office:value-type="string">
            <text:p text:style-name="P8">Retrieve the method name from the current stack element.</text:p>
          </table:table-cell>
        </table:table-row>
        <table:table-row>
          <table:table-cell table:style-name="Table4.A3" office:value-type="string">
            <text:p text:style-name="P3"><text:a xlink:type="simple" xlink:href="#className">className</text:a></text:p>
          </table:table-cell>
          <table:table-cell table:style-name="Table4.B3" office:value-type="string">
            <text:p text:style-name="P8">Retrieve the class name from the current stack element.</text:p>
          </table:table-cell>
        </table:table-row>
        <table:table-row>
          <table:table-cell table:style-name="Table4.A3" office:value-type="string">
            <text:p text:style-name="P3"><text:a xlink:type="simple" xlink:href="#type">type</text:a></text:p>
          </table:table-cell>
          <table:table-cell table:style-name="Table4.B3" office:value-type="string">
            <text:p text:style-name="P8">Returns the type field from the current element.</text:p>
          </table:table-cell>
        </table:table-row>
        <table:table-row>
          <table:table-cell table:style-name="Table4.A3" office:value-type="string">
            <text:p text:style-name="P3"><text:a xlink:type="simple" xlink:href="#searchStack">searchStack</text:a></text:p>
          </table:table-cell>
          <table:table-cell table:style-name="Table4.B3" office:value-type="string">
            <text:p text:style-name="P8">Search the debug stack for a given class name and optional function name.</text:p>
          </table:table-cell>
        </table:table-row>
        <text:soft-page-break/>
        <table:table-row>
          <table:table-cell table:style-name="Table4.A3" office:value-type="string">
            <text:p text:style-name="P3"><text:a xlink:type="simple" xlink:href="#current">current</text:a></text:p>
          </table:table-cell>
          <table:table-cell table:style-name="Table4.B3" office:value-type="string">
            <text:p text:style-name="P8">Returns the current stack element.</text:p>
          </table:table-cell>
        </table:table-row>
        <table:table-row>
          <table:table-cell table:style-name="Table4.A3" office:value-type="string">
            <text:p text:style-name="P3"><text:a xlink:type="simple" xlink:href="#next">next</text:a></text:p>
          </table:table-cell>
          <table:table-cell table:style-name="Table4.B3" office:value-type="string">
            <text:p text:style-name="P8">Increment the stack pointer and return the element pointed to.</text:p>
          </table:table-cell>
        </table:table-row>
        <table:table-row>
          <table:table-cell table:style-name="Table4.A3" office:value-type="string">
            <text:p text:style-name="P3"><text:a xlink:type="simple" xlink:href="#rewind">rewind</text:a></text:p>
          </table:table-cell>
          <table:table-cell table:style-name="Table4.B3" office:value-type="string">
            <text:p text:style-name="P8">Reset the stack pointer and return the first element.</text:p>
          </table:table-cell>
        </table:table-row>
      </table:table>
      <text:p text:style-name="Method_20_Body"/>
      <text:p text:style-name="Method_20_Body"/>
      <text:p text:style-name="Method_20_Body"/>
      <text:h text:style-name="P4" text:outline-level="4">Inherited Properties</text:h>
      <text:p text:style-name="Method_20_Body"/>
      <text:p text:style-name="Method_20_Body">The Debug\Traceback class extends the Stack\Extension class and inherits the following properties:</text:p>
      <text:p text:style-name="Method_20_Body"/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Method</text:p>
          </table:table-cell>
          <table:table-cell table:style-name="Table3.B1" office:value-type="string">
            <text:p text:style-name="P2">Description</text:p>
          </table:table-cell>
        </table:table-row>
        <table:table-row>
          <table:table-cell table:style-name="Table3.A1" office:value-type="string">
            <text:p text:style-name="P3">$readOnly</text:p>
          </table:table-cell>
          <table:table-cell table:style-name="Table3.B2" office:value-type="string">
            <text:p text:style-name="P8">A boolean variable which allows controlling the read-write status of the stack instance.</text:p>
          </table:table-cell>
        </table:table-row>
        <table:table-row>
          <table:table-cell table:style-name="Table3.A3" office:value-type="string">
            <text:p text:style-name="P3">$stack</text:p>
          </table:table-cell>
          <table:table-cell table:style-name="Table3.B3" office:value-type="string">
            <text:p text:style-name="P15">An array containing the stack contents</text:p>
          </table:table-cell>
        </table:table-row>
        <table:table-row>
          <table:table-cell table:style-name="Table3.A3" office:value-type="string">
            <text:p text:style-name="P3">$iteratorMode</text:p>
          </table:table-cell>
          <table:table-cell table:style-name="Table3.B3" office:value-type="string">
            <text:p text:style-name="Method_20_Table_20_Description"><text:span text:style-name="T4">An integer containing one of </text:span><text:span text:style-name="T5">SplDoublyLinkedList::IT_MODE_KEEP</text:span><text:span text:style-name="T4"> or </text:span><text:span text:style-name="T5">SplDoublyLinkedList::IT_MODE_DELETE</text:span><text:span text:style-name="T4">.</text:span></text:p>
          </table:table-cell>
        </table:table-row>
      </table:table>
      <text:p text:style-name="P17"/>
      <text:h text:style-name="Method_20_Listing_20_Title" text:outline-level="4"/>
      <text:h text:style-name="Method_20_Listing_20_Title" text:outline-level="4">Inherited Methods</text:h>
      <text:p text:style-name="Method_20_Body"/>
      <text:p text:style-name="Method_20_Body">The Debug\Traceback class extends the Stack\Extension class and inherit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">Method</text:p>
            </table:table-cell>
            <table:table-cell table:style-name="Table1.B1" office:value-type="string">
              <text:p text:style-name="P2">Description</text:p>
            </table:table-cell>
          </table:table-row>
        </table:table-header-rows>
        <table:table-row>
          <table:table-cell table:style-name="Table1.A1" office:value-type="string">
            <text:p text:style-name="Method_20_Table_20_Description"><text:a xlink:type="simple" xlink:href="#constructor"><text:span text:style-name="T6">__construct</text:span></text:a></text:p>
          </table:table-cell>
          <table:table-cell table:style-name="Table1.B2" office:value-type="string">
            <text:p text:style-name="P15">Class constructor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offsetSet"><text:span text:style-name="T6">offsetSet</text:span></text:a></text:p>
          </table:table-cell>
          <table:table-cell table:style-name="Table1.B3" office:value-type="string">
            <text:p text:style-name="P15">Set the value of the item at the specified offset to the specified value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offsetUnset"><text:span text:style-name="T6">offsetUnset</text:span></text:a></text:p>
          </table:table-cell>
          <table:table-cell table:style-name="Table1.B3" office:value-type="string">
            <text:p text:style-name="P15">Unset the item at the specified offset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pop"><text:span text:style-name="T6">pop</text:span></text:a></text:p>
          </table:table-cell>
          <table:table-cell table:style-name="Table1.B3" office:value-type="string">
            <text:p text:style-name="Method_20_Table_20_Description">Extracts the last (top) item from the stack, decrement the stack size by one and returns the item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push"><text:span text:style-name="T6">push</text:span></text:a></text:p>
          </table:table-cell>
          <table:table-cell table:style-name="Table1.B3" office:value-type="string">
            <text:p text:style-name="P15">Add a new item at the top (end) of the stack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unserialize"><text:span text:style-name="T6">unserialize</text:span></text:a></text:p>
          </table:table-cell>
          <table:table-cell table:style-name="Table1.B3" office:value-type="string">
            <text:p text:style-name="P15">Unserialize and store the serialized string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unshift"><text:span text:style-name="T6">unshift</text:span></text:a></text:p>
          </table:table-cell>
          <table:table-cell table:style-name="Table1.B3" office:value-type="string">
            <text:p text:style-name="P15">Add an item at the bottom (beginning) of the stack.</text:p>
          </table:table-cell>
        </table:table-row>
        <table:table-row>
          <table:table-cell table:style-name="Table1.A3" office:value-type="string">
            <text:p text:style-name="P16"><text:a xlink:type="simple" xlink:href="#removeKey">removeKey</text:a></text:p>
          </table:table-cell>
          <table:table-cell table:style-name="Table1.B3" office:value-type="string">
            <text:p text:style-name="P15">Remove (unset) the specified stack item.</text:p>
          </table:table-cell>
        </table:table-row>
        <table:table-row>
          <table:table-cell table:style-name="Table1.A3" office:value-type="string">
            <text:p text:style-name="P16"><text:a xlink:type="simple" xlink:href="#topIndex">topIndex</text:a></text:p>
          </table:table-cell>
          <table:table-cell table:style-name="Table1.B3" office:value-type="string">
            <text:p text:style-name="P15">Return the key for the top-of-stack item.</text:p>
          </table:table-cell>
        </table:table-row>
        <table:table-row>
          <table:table-cell table:style-name="Table1.A3" office:value-type="string">
            <text:p text:style-name="P16"><text:a xlink:type="simple" xlink:href="#clear">clear</text:a></text:p>
          </table:table-cell>
          <table:table-cell table:style-name="Table1.B3" office:value-type="string">
            <text:p text:style-name="P15">Clear the stack.</text:p>
          </table:table-cell>
        </table:table-row>
        <table:table-row>
          <table:table-cell table:style-name="Table1.A3" office:value-type="string">
            <text:p text:style-name="P16"><text:a xlink:type="simple" xlink:href="#readOnly">readOnly</text:a></text:p>
          </table:table-cell>
          <table:table-cell table:style-name="Table1.B3" office:value-type="string">
            <text:p text:style-name="P15">Get/set the read-only flag.</text:p>
          </table:table-cell>
        </table:table-row>
        <table:table-row>
          <table:table-cell table:style-name="Table1.A3" office:value-type="string">
            <text:p text:style-name="P16"><text:a xlink:type="simple" xlink:href="#stack">stack</text:a></text:p>
          </table:table-cell>
          <table:table-cell table:style-name="Table1.B3" office:value-type="string">
            <text:p text:style-name="P15">Get/set the stack.</text:p>
          </table:table-cell>
        </table:table-row>
        <table:table-row>
          <table:table-cell table:style-name="Table1.A3" office:value-type="string">
            <text:p text:style-name="P16">keys</text:p>
          </table:table-cell>
          <table:table-cell table:style-name="Table1.B3" office:value-type="string">
            <text:p text:style-name="P15">Get an array containing the stack item keys.</text:p>
          </table:table-cell>
        </table:table-row>
        <table:table-row>
          <table:table-cell table:style-name="Table1.A3" office:value-type="string">
            <text:p text:style-name="P16"><text:a xlink:type="simple" xlink:href="#values">values</text:a></text:p>
          </table:table-cell>
          <table:table-cell table:style-name="Table1.B3" office:value-type="string">
            <text:p text:style-name="P15">Get an array containing the stack item values.</text:p>
          </table:table-cell>
        </table:table-row>
        <table:table-row>
          <table:table-cell table:style-name="Table1.A3" office:value-type="string">
            <text:p text:style-name="P16"><text:a xlink:type="simple" xlink:href="#merge">merge</text:a></text:p>
          </table:table-cell>
          <table:table-cell table:style-name="Table1.B3" office:value-type="string">
            <text:p text:style-name="P15">Merge the supplied array into the stack.</text:p>
          </table:table-cell>
        </table:table-row>
        <table:table-row>
          <table:table-cell table:style-name="Table1.A3" office:value-type="string">
            <text:p text:style-name="P16"><text:a xlink:type="simple" xlink:href="#end">end</text:a></text:p>
          </table:table-cell>
          <table:table-cell table:style-name="Table1.B3" office:value-type="string">
            <text:p text:style-name="P15">Move the stack pointer to the end (top) of the stack and return the indexed item.</text:p>
          </table:table-cell>
        </table:table-row>
        <text:soft-page-break/>
        <table:table-row>
          <table:table-cell table:style-name="Table1.A3" office:value-type="string">
            <text:p text:style-name="P16"><text:a xlink:type="simple" xlink:href="#exists">exists</text:a></text:p>
          </table:table-cell>
          <table:table-cell table:style-name="Table1.B3" office:value-type="string">
            <text:p text:style-name="P15">Return true if the specified item exists in the stack.</text:p>
          </table:table-cell>
        </table:table-row>
        <table:table-row>
          <table:table-cell table:style-name="Table1.A3" office:value-type="string">
            <text:p text:style-name="P16"><text:a xlink:type="simple" xlink:href="#inStack">inStack</text:a></text:p>
          </table:table-cell>
          <table:table-cell table:style-name="Table1.B3" office:value-type="string">
            <text:p text:style-name="P15">Return true if the specified item value is in the stack.</text:p>
          </table:table-cell>
        </table:table-row>
        <table:table-row>
          <table:table-cell table:style-name="Table1.A3" office:value-type="string">
            <text:p text:style-name="P16"><text:a xlink:type="simple" xlink:href="#isReadWrite">isReadWrite</text:a></text:p>
          </table:table-cell>
          <table:table-cell table:style-name="Table1.B3" office:value-type="string">
            <text:p text:style-name="P15">Check if the stack is able to be written to</text:p>
          </table:table-cell>
        </table:table-row>
        <table:table-row>
          <table:table-cell table:style-name="Table1.A3" office:value-type="string">
            <text:p text:style-name="P3"><text:a xlink:type="simple" xlink:href="#instantiate">b</text:a>ottom</text:p>
          </table:table-cell>
          <table:table-cell table:style-name="Table1.B3" office:value-type="string">
            <text:p text:style-name="P15">Set the stack pointer to the bottom (beginning) of the stack and return the value of the item.</text:p>
          </table:table-cell>
        </table:table-row>
        <table:table-row>
          <table:table-cell table:style-name="Table1.A3" office:value-type="string">
            <text:p text:style-name="P3"><text:a xlink:type="simple" xlink:href="#instantiateArgs">c</text:a>ount</text:p>
          </table:table-cell>
          <table:table-cell table:style-name="Table1.B3" office:value-type="string">
            <text:p text:style-name="P15">Return the number of items contained in the stack.</text:p>
          </table:table-cell>
        </table:table-row>
        <table:table-row>
          <table:table-cell table:style-name="Table1.A3" office:value-type="string">
            <text:p text:style-name="P3"><text:a xlink:type="simple" xlink:href="#classInstance">c</text:a>urrent</text:p>
          </table:table-cell>
          <table:table-cell table:style-name="Table1.B3" office:value-type="string">
            <text:p text:style-name="P15">Return the current stack item value.</text:p>
          </table:table-cell>
        </table:table-row>
        <table:table-row>
          <table:table-cell table:style-name="Table1.A3" office:value-type="string">
            <text:p text:style-name="P3"><text:a xlink:type="simple" xlink:href="#className">g</text:a>etIteratorMode</text:p>
          </table:table-cell>
          <table:table-cell table:style-name="Table1.B3" office:value-type="string">
            <text:p text:style-name="P15">Return the iteration mode.</text:p>
          </table:table-cell>
        </table:table-row>
        <table:table-row>
          <table:table-cell table:style-name="Table1.A3" office:value-type="string">
            <text:p text:style-name="P3">isEmpty</text:p>
          </table:table-cell>
          <table:table-cell table:style-name="Table1.B3" office:value-type="string">
            <text:p text:style-name="P15">Return true if the stack is empty.</text:p>
          </table:table-cell>
        </table:table-row>
        <table:table-row>
          <table:table-cell table:style-name="Table1.A3" office:value-type="string">
            <text:p text:style-name="P3">key</text:p>
          </table:table-cell>
          <table:table-cell table:style-name="Table1.B3" office:value-type="string">
            <text:p text:style-name="P15">Returns the current item key.</text:p>
          </table:table-cell>
        </table:table-row>
        <table:table-row>
          <table:table-cell table:style-name="Table1.A3" office:value-type="string">
            <text:p text:style-name="P3">next</text:p>
          </table:table-cell>
          <table:table-cell table:style-name="Table1.B3" office:value-type="string">
            <text:p text:style-name="P15">Advances the stack pointer to the next item and returns the value.</text:p>
          </table:table-cell>
        </table:table-row>
        <table:table-row>
          <table:table-cell table:style-name="Table1.A3" office:value-type="string">
            <text:p text:style-name="P3">offsetGet</text:p>
          </table:table-cell>
          <table:table-cell table:style-name="Table1.B3" office:value-type="string">
            <text:p text:style-name="P15">Get the value of the item at the specified offset.</text:p>
          </table:table-cell>
        </table:table-row>
        <table:table-row>
          <table:table-cell table:style-name="Table1.A3" office:value-type="string">
            <text:p text:style-name="P3">offsetExists</text:p>
          </table:table-cell>
          <table:table-cell table:style-name="Table1.B3" office:value-type="string">
            <text:p text:style-name="P15">Return true if an item exists at the specified offset.</text:p>
          </table:table-cell>
        </table:table-row>
        <table:table-row>
          <table:table-cell table:style-name="Table1.A3" office:value-type="string">
            <text:p text:style-name="P3">prev</text:p>
          </table:table-cell>
          <table:table-cell table:style-name="Table1.B3" office:value-type="string">
            <text:p text:style-name="P15">Decrements the stack pointer by one and returns the stack item.</text:p>
          </table:table-cell>
        </table:table-row>
        <table:table-row>
          <table:table-cell table:style-name="Table1.A3" office:value-type="string">
            <text:p text:style-name="P3">serialize</text:p>
          </table:table-cell>
          <table:table-cell table:style-name="Table1.B3" office:value-type="string">
            <text:p text:style-name="P15">Return a serialization of the class variables in a string.</text:p>
          </table:table-cell>
        </table:table-row>
        <table:table-row>
          <table:table-cell table:style-name="Table1.A3" office:value-type="string">
            <text:p text:style-name="P3">setIteratorMode</text:p>
          </table:table-cell>
          <table:table-cell table:style-name="Table1.B3" office:value-type="string">
            <text:p text:style-name="P15">Set the iteration mode.</text:p>
          </table:table-cell>
        </table:table-row>
        <table:table-row>
          <table:table-cell table:style-name="Table1.A3" office:value-type="string">
            <text:p text:style-name="P3">top</text:p>
          </table:table-cell>
          <table:table-cell table:style-name="Table1.B3" office:value-type="string">
            <text:p text:style-name="P15">Advance the stack pointer to the last item in the stack and return the item.</text:p>
          </table:table-cell>
        </table:table-row>
        <table:table-row>
          <table:table-cell table:style-name="Table1.A3" office:value-type="string">
            <text:p text:style-name="P3">valid</text:p>
          </table:table-cell>
          <table:table-cell table:style-name="Table1.B3" office:value-type="string">
            <text:p text:style-name="P15">Return the validity of the current stack pointer.</text:p>
          </table:table-cell>
        </table:table-row>
      </table:table>
      <text:p text:style-name="Method_20_Body"/>
      <text:p text:style-name="Method_20_Body"/>
      <text:h text:style-name="P6" text:outline-level="5"><text:bookmark-start text:name="construct"/>__construct<text:bookmark-end text:name="construct"/></text:h>
      <text:p text:style-name="Method_20_Body"/>
      <text:p text:style-name="Method_20_Body">Class constructor.</text:p>
      <text:p text:style-name="Method_20_Body"/>
      <text:p text:style-name="Method_20_Code_20_Listing"><text:span text:style-name="T13"><text:s text:c="2"/></text:span><text:span text:style-name="T7">/</text:span><text:span text:style-name="T18">**</text:span></text:p>
      <text:p text:style-name="P10"><text:s text:c="3"/>* __construct</text:p>
      <text:p text:style-name="P10"><text:s text:c="3"/>*</text:p>
      <text:p text:style-name="P10"><text:s text:c="3"/>* Class constructor</text:p>
      <text:p text:style-name="P10"><text:s text:c="3"/>* @param integer $skip = (optional) number of levels to skip</text:p>
      <text:p text:style-name="P10"><text:s text:c="3"/>*/</text:p>
      <text:p text:style-name="P10"><text:s text:c="2"/>public function __construct($skip=0)</text:p>
      <text:p text:style-name="P10"><text:s text:c="2"/>{</text:p>
      <text:p text:style-name="P10"><text:s text:c="2"/><text:tab/>parent::__construct(debug_backtrace());</text:p>
      <text:p text:style-name="P10"/>
      <text:p text:style-name="P10"><text:s text:c="2"/><text:tab/>$this-&gt;stackFields = array('line',</text:p>
      <text:p text:style-name="P10"><text:s text:c="26"/><text:tab/> <text:s text:c="6"/>'function',</text:p>
      <text:p text:style-name="P10"><text:s text:c="26"/><text:tab/> <text:s text:c="6"/>'class',</text:p>
      <text:p text:style-name="P10"><text:s text:c="2"/><text:tab/><text:tab/><text:tab/> <text:tab/> <text:s text:c="6"/>'object',</text:p>
      <text:p text:style-name="P10"><text:s text:c="2"/><text:tab/><text:tab/><text:tab/> <text:tab/> <text:s text:c="6"/>'method',</text:p>
      <text:p text:style-name="P10"><text:s text:c="2"/><text:tab/><text:tab/><text:tab/> <text:tab/> <text:s text:c="6"/>'type');</text:p>
      <text:p text:style-name="P10"><text:s text:c="2"/><text:tab/>$this-&gt;element = array();</text:p>
      <text:p text:style-name="P10"><text:s text:c="2"/><text:tab/>$this-&gt;main = array('class' <text:s text:c="3"/><text:tab/>=&gt; 'main',</text:p>
      <text:p text:style-name="P10"><text:tab/><text:tab/><text:tab/><text:tab/>'function' <text:tab/>=&gt; '',</text:p>
      <text:p text:style-name="P10"><text:tab/><text:tab/><text:tab/><text:tab/>'type' <text:tab/>=&gt; '');</text:p>
      <text:p text:style-name="P10"/>
      <text:p text:style-name="P10"><text:tab/>$this-&gt;skipLevels = $skip;</text:p>
      <text:p text:style-name="P10"><text:tab/>$this-&gt;adjustStack();</text:p>
      <text:p text:style-name="P10"><text:tab/>if ($this-&gt;skipLevels &gt; 0)</text:p>
      <text:p text:style-name="P10"><text:tab/>{</text:p>
      <text:p text:style-name="P10"><text:tab/><text:tab/>$this-&gt;skip($this-&gt;skipLevels);</text:p>
      <text:p text:style-name="P10"><text:tab/>}</text:p>
      <text:p text:style-name="P10">}</text:p>
      <text:p text:style-name="Method_20_Body"/>
      <text:p text:style-name="Method_20_Body">The <text:span text:style-name="Class_20_Variables">__construct</text:span> method expects a single, mandatory parameter:</text:p>
      <text:p text:style-name="Method_20_Body"/>
      <text:p text:style-name="Method_20_Indent"><text:span text:style-name="Class_20_Variables">$skip</text:span><text:tab/><text:tab/>The number of levels to skip</text:p>
      <text:p text:style-name="Method_20_Body"/>
      <text:p text:style-name="Method_20_Body">The parent constructor is called and passed the array returned by the PHP <text:span text:style-name="T1">debug_traceback</text:span> function to initialize the stack contents.</text:p>
      <text:p text:style-name="Method_20_Body"/>
      <text:p text:style-name="Method_20_Body">The <text:span text:style-name="Class_20_Variables">$stackFields</text:span>, <text:span text:style-name="Class_20_Variables">$element</text:span>, <text:span text:style-name="Class_20_Variables">$main</text:span>, and <text:span text:style-name="Class_20_Variables">$skip</text:span> class variables are initialized, and the <text:span text:style-name="Class_20_Variables">adjustStack</text:span> method is called to adjust the stack contents.</text:p>
      <text:p text:style-name="Method_20_Body"/>
      <text:p text:style-name="Method_20_Body">If the <text:span text:style-name="Class_20_Variables">$skipLevels</text:span> class variable is not zero, the <text:span text:style-name="Class_20_Variables">skip</text:span> method is called to skip the required levels.</text:p>
      <text:p text:style-name="Method_20_Body"/>
      <text:h text:style-name="P6" text:outline-level="5"><text:bookmark-start text:name="__get"/>__get<text:bookmark-end text:name="__get"/></text:h>
      <text:p text:style-name="Method_20_Body"/>
      <text:p text:style-name="Method_20_Body">Get an element field value from the element stack.</text:p>
      <text:p text:style-name="Method_20_Body"/>
      <text:p text:style-name="Method_20_Code_20_Listing"><text:span text:style-name="T17">/**</text:span></text:p>
      <text:p text:style-name="P9"><text:s/>* __get</text:p>
      <text:p text:style-name="P9"><text:s/>*</text:p>
      <text:p text:style-name="P9"><text:s/>* get an element field value from element array, or null if it doesn't exist</text:p>
      <text:p text:style-name="P9"><text:s/>* <text:span text:style-name="T1">@param</text:span> string $name = name of field to get from element array</text:p>
      <text:p text:style-name="P9"><text:s/>* <text:span text:style-name="T1">@return</text:span> mixed $value = value of element[$name] if it exists, null if it doesn't</text:p>
      <text:p text:style-name="P9"><text:s/>*/</text:p>
      <text:p text:style-name="P9">public function __get($name)</text:p>
      <text:p text:style-name="P9">{</text:p>
      <text:p text:style-name="P9"><text:tab/>if ((! $this-&gt;currentElement()) || (! array_key_exists($name, $this-&gt;element)))</text:p>
      <text:p text:style-name="P9"><text:tab/>{</text:p>
      <text:p text:style-name="P9"><text:tab/><text:tab/>return null;</text:p>
      <text:p text:style-name="P9"><text:tab/>}</text:p>
      <text:p text:style-name="P9"/>
      <text:p text:style-name="P9"><text:tab/>return $this-&gt;element[$name];</text:p>
      <text:p text:style-name="P9">}</text:p>
      <text:p text:style-name="Method_20_Body"/>
      <text:p text:style-name="Method_20_Body">The <text:span text:style-name="Class_20_Variables">__get</text:span> method expects a single, mandatory parameter:</text:p>
      <text:p text:style-name="Method_20_Body"/>
      <text:p text:style-name="Method_20_Body"><text:span text:style-name="Class_20_Variables">$name</text:span><text:tab/>The name of the field to get from the element stack.</text:p>
      <text:p text:style-name="Method_20_Body"/>
      <text:p text:style-name="Method_20_Body">If the current stack element is invalid, or the <text:span text:style-name="Class_20_Variables">$name</text:span> parameter does not exist as a key in the stack, a <text:span text:style-name="T1">null</text:span> value is returned. <text:s/>Otherwise, the referenced stack element is returned.</text:p>
      <text:p text:style-name="Method_20_Body"/>
      <text:p text:style-name="Method_20_Body"/>
      <text:h text:style-name="P6" text:outline-level="5"><text:bookmark-start text:name="__toString"/>__toString<text:bookmark-end text:name="__toString"/></text:h>
      <text:p text:style-name="Method_20_Body"/>
      <text:p text:style-name="Method_20_Body">Walks through the stack adding the class name, type and method name at each level to the buffer, and returns the buffer at the end of the walk.</text:p>
      <text:p text:style-name="Method_20_Body"/>
      <text:p text:style-name="Method_20_Code_20_Listing"><text:span text:style-name="T17">/**</text:span></text:p>
      <text:p text:style-name="P9"><text:s/>* __toString.</text:p>
      <text:p text:style-name="P9"><text:s/>*</text:p>
      <text:p text:style-name="P11"><text:s/>* Walks through the stack adding the class name, type and method name </text:p>
      <text:p text:style-name="P11"><text:s/>* <text:s text:c="6"/>at each level to the buffer.</text:p>
      <text:p text:style-name="P9"><text:s/>* <text:span text:style-name="T1">@param</text:span> integer $skip = (optional) number of elements to skip. Default = 0.</text:p>
      <text:p text:style-name="P9"><text:s/>* <text:span text:style-name="T1">@return</text:span> string $buffer</text:p>
      <text:p text:style-name="P9"><text:s/>*/</text:p>
      <text:p text:style-name="P9">public function __toString()</text:p>
      <text:p text:style-name="P9">{</text:p>
      <text:p text:style-name="P9"><text:tab/>$buffer = "";</text:p>
      <text:p text:style-name="P9"/>
      <text:p text:style-name="P9"><text:tab/>$index = 0;</text:p>
      <text:p text:style-name="P9"><text:tab/>$this-&gt;rewind();</text:p>
      <text:p text:style-name="P9"><text:tab/>while($this-&gt;current())</text:p>
      <text:p text:style-name="P9"><text:tab/>{</text:p>
      <text:p text:style-name="P9"><text:tab/><text:tab/>if ($index &gt;= $this-&gt;skipLevels)</text:p>
      <text:p text:style-name="P9"><text:tab/><text:tab/>{</text:p>
      <text:p text:style-name="P9"><text:tab/><text:tab/><text:tab/>$buffer .= sprintf("\nlevel: #%d\t%s%s%s @ %s", </text:p>
      <text:p text:style-name="P9"><text:tab/><text:tab/><text:tab/><text:tab/><text:tab/><text:tab/>$index, </text:p>
      <text:p text:style-name="P9"><text:tab/><text:tab/><text:tab/><text:tab/><text:tab/><text:tab/>$this-&gt;className(), </text:p>
      <text:p text:style-name="P9"><text:tab/><text:tab/><text:tab/><text:tab/><text:tab/><text:tab/>$this-&gt;type(), </text:p>
      <text:p text:style-name="P9"><text:tab/><text:tab/><text:tab/><text:tab/><text:tab/><text:tab/>$this-&gt;methodName(), </text:p>
      <text:p text:style-name="P9"><text:tab/><text:tab/><text:tab/><text:tab/><text:tab/><text:tab/>$this-&gt;lineNumber());</text:p>
      <text:p text:style-name="P9"><text:tab/><text:tab/>}</text:p>
      <text:p text:style-name="P9"/>
      <text:p text:style-name="P9"><text:tab/><text:tab/>$index++;</text:p>
      <text:p text:style-name="P9"><text:tab/><text:tab/>if (! $this-&gt;next())</text:p>
      <text:p text:style-name="P9"><text:tab/><text:tab/>{</text:p>
      <text:p text:style-name="P9"><text:tab/><text:tab/><text:tab/>break;</text:p>
      <text:p text:style-name="P9"><text:tab/><text:tab/>}</text:p>
      <text:p text:style-name="P9"><text:tab/>}</text:p>
      <text:p text:style-name="P9"/>
      <text:p text:style-name="P9"><text:tab/>$buffer .= "\n";</text:p>
      <text:p text:style-name="P9"><text:tab/>return $buffer;</text:p>
      <text:p text:style-name="P9">}</text:p>
      <text:p text:style-name="Method_20_Body"/>
      <text:p text:style-name="Method_20_Body">The stack pointer is reset to zero by the <text:span text:style-name="Class_20_Variables">rewind</text:span> method, then each item in the stack is iterated by calling the <text:span text:style-name="Class_20_Variables">current</text:span> and <text:span text:style-name="Class_20_Variables">next</text:span> methods.</text:p>
      <text:p text:style-name="Method_20_Body"/>
      <text:p text:style-name="Method_20_Body">Each level, given by the current <text:span text:style-name="Class_20_Variables">$index</text:span> variable, is evaluated if it is greater or equal to the <text:span text:style-name="Class_20_Variables">$skipLevels</text:span> class variable, and the current element fields are added to the output buffer, <text:span text:style-name="Class_20_Variables">$buffer</text:span>.</text:p>
      <text:p text:style-name="Method_20_Body"/>
      <text:p text:style-name="Method_20_Body">The iteration is exited if either the <text:span text:style-name="Class_20_Variables">next</text:span> or <text:span text:style-name="Class_20_Variables">current</text:span> methods return a false condition.</text:p>
      <text:p text:style-name="Method_20_Body"/>
      <text:p text:style-name="Method_20_Body">The <text:span text:style-name="Class_20_Variables">$buffer</text:span> variable is returned.</text:p>
      <text:p text:style-name="Method_20_Body"/>
      <text:p text:style-name="Method_20_Body"/>
      <text:p text:style-name="Method_20_Body"/>
      <text:p text:style-name="Method_20_Body"/>
      <text:p text:style-name="Method_20_Body"/>
      <text:h text:style-name="Method_20_Title" text:outline-level="5"><text:bookmark-start text:name="adjustStack"/><text:soft-page-break/>adjustStack<text:bookmark-end text:name="adjustStack"/></text:h>
      <text:p text:style-name="Method_20_Body"/>
      <text:p text:style-name="Method_20_Body">Adjust the traceback stack entries.</text:p>
      <text:p text:style-name="Method_20_Body"/>
      <text:p text:style-name="Method_20_Code_20_Listing"><text:span text:style-name="T17">/**</text:span></text:p>
      <text:p text:style-name="P9"><text:s/>* adjustStack</text:p>
      <text:p text:style-name="P9"><text:s/>*</text:p>
      <text:p text:style-name="P9"><text:s/>* adjust traceback stack entries</text:p>
      <text:p text:style-name="P9"><text:s/>*/</text:p>
      <text:p text:style-name="P9">protected function adjustStack()</text:p>
      <text:p text:style-name="P9">{</text:p>
      <text:p text:style-name="P9"><text:tab/>$this-&gt;push($this-&gt;main);</text:p>
      <text:p text:style-name="P9"><text:tab/>$stackSize = $this-&gt;count();</text:p>
      <text:p text:style-name="P9"/>
      <text:p text:style-name="P9"><text:tab/>$copyLine = '';</text:p>
      <text:p text:style-name="P9"><text:tab/>for($index = 0; $index &lt; $stackSize; $index++)</text:p>
      <text:p text:style-name="P9"><text:tab/>{</text:p>
      <text:p text:style-name="P9"><text:tab/><text:tab/>$element = $this-&gt;offsetGet($index);</text:p>
      <text:p text:style-name="P9"/>
      <text:p text:style-name="P9"><text:tab/><text:tab/>foreach($this-&gt;stackFields as $key =&gt; $field)</text:p>
      <text:p text:style-name="P9"><text:tab/><text:tab/>{</text:p>
      <text:p text:style-name="P9"><text:tab/><text:tab/><text:tab/>if (! array_key_exists($field, $element))</text:p>
      <text:p text:style-name="P9"><text:tab/><text:tab/><text:tab/>{</text:p>
      <text:p text:style-name="P9"><text:tab/><text:tab/><text:tab/><text:tab/>$element[$field] = '';</text:p>
      <text:p text:style-name="P9"><text:tab/><text:tab/><text:tab/>}</text:p>
      <text:p text:style-name="P9"><text:tab/><text:tab/>}</text:p>
      <text:p text:style-name="P9"/>
      <text:p text:style-name="P9"><text:tab/><text:tab/>$stackLine = $element['line'];</text:p>
      <text:p text:style-name="P9"><text:tab/><text:tab/>$element['line'] = $copyLine;</text:p>
      <text:p text:style-name="P9"><text:tab/><text:tab/>$copyLine = $stackLine;</text:p>
      <text:p text:style-name="P9"/>
      <text:p text:style-name="P9"><text:tab/><text:tab/>$this-&gt;offsetSet($index, $element);</text:p>
      <text:p text:style-name="P9"><text:tab/>}</text:p>
      <text:p text:style-name="P9">}</text:p>
      <text:p text:style-name="Method_20_Body"/>
      <text:p text:style-name="Method_20_Body">The labels in the <text:span text:style-name="Class_20_Variables">$main</text:span> class variable are pushed onto the top of the stack to act as an anchor.</text:p>
      <text:p text:style-name="Method_20_Body"/>
      <text:p text:style-name="Method_20_Body">The <text:span text:style-name="Class_20_Variables">$stackSize</text:span> method variable is set to the current stack size by calling the <text:span text:style-name="Class_20_Variables">count</text:span> method.</text:p>
      <text:p text:style-name="Method_20_Body"/>
      <text:p text:style-name="Method_20_Body">The <text:span text:style-name="Class_20_Variables">$copyLine</text:span> method variable is set to an empty string. <text:s/>The <text:span text:style-name="Class_20_Variables">$copyLine</text:span> variable will be used to copy the previous <text:span text:style-name="T2">'line'</text:span> element value into the current element. <text:s/>This is the adjustment being made to each stack element.</text:p>
      <text:p text:style-name="Method_20_Body"/>
      <text:p text:style-name="Method_20_Body">Each element of the stack is iterated through by setting <text:span text:style-name="Class_20_Variables">$index</text:span> to the next element to examine, and loading the stack entry using the <text:span text:style-name="Class_20_Variables">offsetGet</text:span> method into the <text:span text:style-name="Class_20_Variables">$element </text:span>method variable.</text:p>
      <text:p text:style-name="Method_20_Body"/>
      <text:p text:style-name="Method_20_Body">The <text:span text:style-name="Class_20_Variables">$element</text:span> array is checked to make sure that each expected field, in the <text:span text:style-name="Class_20_Variables">$stackFields</text:span> class variable, is present. <text:s/>If a field is not present, it is added to the <text:span text:style-name="Class_20_Variables">$element</text:span> array with an empty value.</text:p>
      <text:p text:style-name="Method_20_Body"/>
      <text:p text:style-name="Method_20_Body">The newly modified <text:span text:style-name="Class_20_Variables">$element</text:span> is returned to it's location in the stack using the <text:span text:style-name="Class_20_Variables">offsetSet</text:span> method.</text:p>
      <text:p text:style-name="Method_20_Body"/>
      <text:h text:style-name="P6" text:outline-level="5"><text:bookmark-start text:name="element"/>element<text:bookmark-end text:name="element"/></text:h>
      <text:p text:style-name="Method_20_Body"/>
      <text:p text:style-name="Method_20_Body">Returns the current element.</text:p>
      <text:p text:style-name="Method_20_Body"/>
      <text:p text:style-name="Method_20_Code_20_Listing"><text:span text:style-name="T17">/**</text:span></text:p>
      <text:p text:style-name="P9"><text:s/>* element</text:p>
      <text:p text:style-name="P9"><text:s/>*</text:p>
      <text:p text:style-name="P9"><text:s/>* get the current element</text:p>
      <text:p text:style-name="P9"><text:s/>* <text:span text:style-name="T1">@return</text:span> integer|boolean $element = current element, false if invalid</text:p>
      <text:p text:style-name="P9"><text:s/>*/</text:p>
      <text:p text:style-name="P9">public function element()</text:p>
      <text:p text:style-name="P9">{</text:p>
      <text:p text:style-name="P9"><text:tab/>return $this-&gt;element;</text:p>
      <text:p text:style-name="P9">}</text:p>
      <text:p text:style-name="Method_20_Body"/>
      <text:p text:style-name="Method_20_Body"/>
      <text:h text:style-name="P6" text:outline-level="5"><text:bookmark-start text:name="skip"/>skip<text:bookmark-end text:name="skip"/></text:h>
      <text:p text:style-name="Method_20_Body"/>
      <text:p text:style-name="Method_20_Body">Skip the stack pointer the required number of elements and return the new stack element.</text:p>
      <text:p text:style-name="Method_20_Body"/>
      <text:p text:style-name="P9">/**</text:p>
      <text:p text:style-name="P9"><text:s/>* skip.</text:p>
      <text:p text:style-name="P9"><text:s/>*</text:p>
      <text:p text:style-name="P11"><text:s/>* Skip the stack pointer the required number of elements </text:p>
      <text:p text:style-name="P11"><text:s/>* <text:s text:c="5"/>and return the new stack element.</text:p>
      <text:p text:style-name="P9"><text:s/>* <text:span text:style-name="T1">@param</text:span> integer $skipCount = number of elements to skip</text:p>
      <text:p text:style-name="P11"><text:s/>* <text:span text:style-name="T1">@return</text:span> array|boolean $element is the first element in the stack,</text:p>
      <text:p text:style-name="P11"><text:s/>* <text:s text:c="31"/>or false if empty.</text:p>
      <text:p text:style-name="P9"><text:s/>*/</text:p>
      <text:p text:style-name="P9">public function skip($skipCount=1)</text:p>
      <text:p text:style-name="P9">{</text:p>
      <text:p text:style-name="P9"><text:tab/>$this-&gt;rewind();</text:p>
      <text:p text:style-name="P9"/>
      <text:p text:style-name="P9"><text:tab/>if ($skipCount != 0)</text:p>
      <text:p text:style-name="P9"><text:tab/>{</text:p>
      <text:p text:style-name="P9"><text:tab/><text:tab/>$index = 0;</text:p>
      <text:p text:style-name="P9"><text:tab/><text:tab/>while ($index &lt; $skipCount)</text:p>
      <text:p text:style-name="P9"><text:tab/><text:tab/>{</text:p>
      <text:p text:style-name="P9"><text:tab/><text:tab/><text:tab/>if (! $this-&gt;next())</text:p>
      <text:p text:style-name="P9"><text:tab/><text:tab/><text:tab/>{</text:p>
      <text:p text:style-name="P9"><text:tab/><text:tab/><text:tab/><text:tab/>return false;</text:p>
      <text:p text:style-name="P9"><text:tab/><text:tab/><text:tab/>}</text:p>
      <text:p text:style-name="P9"/>
      <text:p text:style-name="P9"><text:tab/><text:tab/><text:tab/>$index++;</text:p>
      <text:p text:style-name="P9"><text:tab/><text:tab/>}</text:p>
      <text:p text:style-name="P9"><text:tab/>}</text:p>
      <text:p text:style-name="P9"/>
      <text:p text:style-name="P9"><text:tab/>return $this-&gt;element();</text:p>
      <text:p text:style-name="P9">}</text:p>
      <text:p text:style-name="Method_20_Body"/>
      <text:p text:style-name="Method_20_Body">The skip method expects a single, optional parameter:</text:p>
      <text:p text:style-name="Method_20_Body"/>
      <text:p text:style-name="Method_20_Indent"><text:span text:style-name="Class_20_Variables">$skipCount</text:span><text:tab/><text:tab/>The number of stack elements to skip.</text:p>
      <text:p text:style-name="Method_20_Body"/>
      <text:p text:style-name="Method_20_Body">The stack pointer is rewound to the bottom of the stack by calling the <text:span text:style-name="Class_20_Variables">rewind</text:span> method.</text:p>
      <text:p text:style-name="Method_20_Body"/>
      <text:p text:style-name="Method_20_Body">If the skip count is non-zero, the stack is iterated to the stack element specified in <text:span text:style-name="Class_20_Variables">$skipCount</text:span>. <text:s/>If the <text:span text:style-name="Class_20_Variables">$skipCount</text:span> parameter specifies a location that is invalid, a <text:span text:style-name="T1">false</text:span> value is returned.</text:p>
      <text:p text:style-name="Method_20_Body"/>
      <text:p text:style-name="Method_20_Body">The current element of the stack is returned.</text:p>
      <text:p text:style-name="Method_20_Body"/>
      <text:p text:style-name="Method_20_Body"/>
      <text:h text:style-name="P6" text:outline-level="5"><text:bookmark-start text:name="prev"/>prev<text:bookmark-end text:name="prev"/></text:h>
      <text:p text:style-name="Method_20_Body"/>
      <text:p text:style-name="Method_20_Body">Decrement the stack pointer and return the element pointed to.</text:p>
      <text:p text:style-name="Method_20_Body"/>
      <text:p text:style-name="Method_20_Code_20_Listing"><text:span text:style-name="T17">/**</text:span></text:p>
      <text:p text:style-name="P9"><text:s/>* prev</text:p>
      <text:p text:style-name="P9"><text:s/>*</text:p>
      <text:p text:style-name="P9"><text:s/>* Decrement the array pointer and return the element pointed to.</text:p>
      <text:p text:style-name="P11"><text:s/>* <text:span text:style-name="T1">@return</text:span> array|boolean $element is the previous element in the stack,</text:p>
      <text:p text:style-name="P11"><text:s/>* <text:s text:c="8"/>or false if empty.</text:p>
      <text:p text:style-name="P9"><text:s/>*/</text:p>
      <text:p text:style-name="P9">public function prev()</text:p>
      <text:p text:style-name="P9">{</text:p>
      <text:p text:style-name="P9"><text:tab/>return $this-&gt;element = parent::prev();</text:p>
      <text:p text:style-name="P9">}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6" text:outline-level="5"><text:bookmark-start text:name="currentElement"/>currentElement<text:bookmark-end text:name="currentElement"/></text:h>
      <text:p text:style-name="Method_20_Body"/>
      <text:p text:style-name="Method_20_Body">Returns true if the current stack element is valid.</text:p>
      <text:p text:style-name="Method_20_Body"/>
      <text:p text:style-name="Method_20_Code_20_Listing"><text:span text:style-name="T17">/**</text:span></text:p>
      <text:p text:style-name="P9"><text:s/>* currentElement.</text:p>
      <text:p text:style-name="P9"><text:s/>*</text:p>
      <text:p text:style-name="P9"><text:s/>* Check that the current element is valid</text:p>
      <text:p text:style-name="P9"><text:s/>* <text:span text:style-name="T1">@return</text:span> boolean true = it is valid, false = it is not valid</text:p>
      <text:p text:style-name="P9"><text:s/>*/</text:p>
      <text:p text:style-name="P9">public function currentElement()</text:p>
      <text:p text:style-name="P9">{</text:p>
      <text:p text:style-name="P9"><text:tab/>if (! $this-&gt;element)</text:p>
      <text:p text:style-name="P9"><text:tab/>{</text:p>
      <text:p text:style-name="P9"><text:tab/><text:tab/>if (! $this-&gt;current())</text:p>
      <text:p text:style-name="P9"><text:tab/><text:tab/>{</text:p>
      <text:p text:style-name="P9"><text:tab/><text:tab/><text:tab/>return false;</text:p>
      <text:p text:style-name="P9"><text:tab/><text:tab/>}</text:p>
      <text:p text:style-name="P9"><text:tab/>}</text:p>
      <text:p text:style-name="P9"/>
      <text:p text:style-name="P9"><text:tab/>return true;</text:p>
      <text:p text:style-name="P9">}</text:p>
      <text:p text:style-name="Method_20_Body"/>
      <text:p text:style-name="Method_20_Body"/>
      <text:h text:style-name="P6" text:outline-level="5"><text:bookmark-start text:name="classObject"/>classObject<text:bookmark-end text:name="classObject"/></text:h>
      <text:p text:style-name="Method_20_Body"/>
      <text:p text:style-name="Method_20_Body">Retrieve the class object from the current stack element.</text:p>
      <text:p text:style-name="Method_20_Body"/>
      <text:p text:style-name="Method_20_Code_20_Listing"><text:span text:style-name="T17">/**</text:span></text:p>
      <text:p text:style-name="P9"><text:s/>* classObject.</text:p>
      <text:p text:style-name="P9"><text:s/>*</text:p>
      <text:p text:style-name="P9"><text:s/>* Retrieve the class object from the current stack element.</text:p>
      <text:p text:style-name="P11"><text:s/>* <text:span text:style-name="T1">@return</text:span> object|boolean the class object of the current stack level, </text:p>
      <text:p text:style-name="P11"><text:s/>*<text:tab/><text:tab/><text:tab/><text:tab/>false if not valid</text:p>
      <text:p text:style-name="P9"><text:s/>*/</text:p>
      <text:p text:style-name="P9">public function classObject()</text:p>
      <text:p text:style-name="P9">{</text:p>
      <text:p text:style-name="P9"><text:tab/>if (! $this-&gt;currentElement())</text:p>
      <text:p text:style-name="P9"><text:tab/>{</text:p>
      <text:p text:style-name="P9"><text:tab/><text:tab/>return false;</text:p>
      <text:p text:style-name="P9"><text:tab/>}</text:p>
      <text:p text:style-name="P9"/>
      <text:p text:style-name="P9"><text:tab/>return $this-&gt;element['object'];</text:p>
      <text:p text:style-name="P9">}</text:p>
      <text:p text:style-name="Method_20_Body"/>
      <text:p text:style-name="Method_20_Body"/>
      <text:h text:style-name="P6" text:outline-level="5"><text:bookmark-start text:name="callArgs"/>callArgs<text:bookmark-end text:name="callArgs"/></text:h>
      <text:p text:style-name="Method_20_Body"/>
      <text:p text:style-name="Method_20_Body">Retrieve the class call arguments from the current stack element.</text:p>
      <text:p text:style-name="Method_20_Body"/>
      <text:p text:style-name="Method_20_Code_20_Listing"><text:span text:style-name="T17">/**</text:span></text:p>
      <text:p text:style-name="P9"><text:s/>* callArgs.</text:p>
      <text:p text:style-name="P9"><text:s/>*</text:p>
      <text:p text:style-name="P9"><text:s/>* Retrieve the class call arguments from the current stack element.</text:p>
      <text:p text:style-name="P11"><text:s/>* <text:span text:style-name="T1">@return</text:span> array|boolean the class arguments of the current stack level, </text:p>
      <text:p text:style-name="P11"><text:s/>* <text:s text:c="29"/>false if not valid</text:p>
      <text:p text:style-name="P9"><text:s/>*/</text:p>
      <text:p text:style-name="P9">public function callArgs()</text:p>
      <text:p text:style-name="P9">{</text:p>
      <text:p text:style-name="P9"><text:tab/>if (! $this-&gt;currentElement())</text:p>
      <text:p text:style-name="P9"><text:tab/>{</text:p>
      <text:p text:style-name="P9"><text:tab/><text:tab/>return false;</text:p>
      <text:p text:style-name="P9"><text:tab/>}</text:p>
      <text:p text:style-name="P9"/>
      <text:p text:style-name="P9"><text:tab/>return $this-&gt;element['args'];</text:p>
      <text:p text:style-name="P9">}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6" text:outline-level="5"><text:bookmark-start text:name="classFile"/>classFile<text:bookmark-end text:name="classFile"/></text:h>
      <text:p text:style-name="Method_20_Body"/>
      <text:p text:style-name="Method_20_Body">Retrieve the class file name from the current stack element.</text:p>
      <text:p text:style-name="Method_20_Body"/>
      <text:p text:style-name="Method_20_Code_20_Listing"><text:span text:style-name="T17">/**</text:span></text:p>
      <text:p text:style-name="P9"><text:s/>* classFile.</text:p>
      <text:p text:style-name="P9"><text:s/>*</text:p>
      <text:p text:style-name="P9"><text:s/>* Retrieve the class file name from the current stack element.</text:p>
      <text:p text:style-name="P11"><text:s/>* <text:span text:style-name="T1">@return</text:span> string|boolean the class file name of the current stack level, </text:p>
      <text:p text:style-name="P11"><text:s/>* <text:s text:c="23"/>false if not valid</text:p>
      <text:p text:style-name="P9"><text:s/>*/</text:p>
      <text:p text:style-name="P9">public function classFile()</text:p>
      <text:p text:style-name="P9">{</text:p>
      <text:p text:style-name="P9"><text:tab/>if (! $this-&gt;currentElement())</text:p>
      <text:p text:style-name="P9"><text:tab/>{</text:p>
      <text:p text:style-name="P9"><text:tab/><text:tab/>return false;</text:p>
      <text:p text:style-name="P9"><text:tab/>}</text:p>
      <text:p text:style-name="P9"/>
      <text:p text:style-name="P9"><text:tab/>return $this-&gt;element['file'];</text:p>
      <text:p text:style-name="P9">}</text:p>
      <text:p text:style-name="Method_20_Body"/>
      <text:p text:style-name="Method_20_Body"/>
      <text:h text:style-name="P6" text:outline-level="5"><text:bookmark-start text:name="lineNumber"/>lineNumber<text:bookmark-end text:name="lineNumber"/></text:h>
      <text:p text:style-name="Method_20_Body"/>
      <text:p text:style-name="Method_20_Body">Retrieve the line number from the current stack element.</text:p>
      <text:p text:style-name="Method_20_Body"/>
      <text:p text:style-name="P9">/**</text:p>
      <text:p text:style-name="P9"><text:s/>* lineNumber.</text:p>
      <text:p text:style-name="P9"><text:s/>*</text:p>
      <text:p text:style-name="P9"><text:s/>* Retrieve the line number from the current stack element.</text:p>
      <text:p text:style-name="P11"><text:s/>* <text:span text:style-name="T1">@return</text:span> integer|boolean the line number of the current stack level, </text:p>
      <text:p text:style-name="P11"><text:s/>* <text:s text:c="24"/>false if not valid</text:p>
      <text:p text:style-name="P9"><text:s/>*/</text:p>
      <text:p text:style-name="P9">public function lineNumber()</text:p>
      <text:p text:style-name="P9">{</text:p>
      <text:p text:style-name="P9"><text:tab/>if (! $this-&gt;currentElement())</text:p>
      <text:p text:style-name="P9"><text:tab/>{</text:p>
      <text:p text:style-name="P9"><text:tab/><text:tab/>return false;</text:p>
      <text:p text:style-name="P9"><text:tab/>}</text:p>
      <text:p text:style-name="P9"/>
      <text:p text:style-name="P9"><text:tab/>return $this-&gt;element['line'];</text:p>
      <text:p text:style-name="P9">}</text:p>
      <text:p text:style-name="Method_20_Body"/>
      <text:p text:style-name="Method_20_Body"/>
      <text:h text:style-name="P6" text:outline-level="5"><text:bookmark-start text:name="methodName"/>methodName<text:bookmark-end text:name="methodName"/></text:h>
      <text:p text:style-name="Method_20_Body"/>
      <text:p text:style-name="Method_20_Body">Retrieve the method name from the current stack element.</text:p>
      <text:p text:style-name="Method_20_Body"/>
      <text:p text:style-name="Method_20_Code_20_Listing"><text:span text:style-name="T17">/**</text:span></text:p>
      <text:p text:style-name="P9"><text:s/>* methodName.</text:p>
      <text:p text:style-name="P9"><text:s/>*</text:p>
      <text:p text:style-name="P9"><text:s/>* Retrieve the method name from the current stack element.</text:p>
      <text:p text:style-name="P11"><text:s/>* <text:span text:style-name="T1">@return</text:span> string|boolean the method name of the current stack level, </text:p>
      <text:p text:style-name="P11"><text:s/>* <text:s text:c="23"/>false if not valid</text:p>
      <text:p text:style-name="P9"><text:s/>*/</text:p>
      <text:p text:style-name="P9">public function methodName()</text:p>
      <text:p text:style-name="P9">{</text:p>
      <text:p text:style-name="P9"><text:tab/>if (! $this-&gt;currentElement())</text:p>
      <text:p text:style-name="P9"><text:tab/>{</text:p>
      <text:p text:style-name="P9"><text:tab/><text:tab/>return false;</text:p>
      <text:p text:style-name="P9"><text:tab/>}</text:p>
      <text:p text:style-name="P9"/>
      <text:p text:style-name="P9"><text:tab/>return $this-&gt;element['function'];</text:p>
      <text:p text:style-name="P9">}</text:p>
      <text:p text:style-name="Method_20_Body"/>
      <text:p text:style-name="Method_20_Body"/>
      <text:h text:style-name="P6" text:outline-level="5"><text:bookmark-start text:name="className"/>className<text:bookmark-end text:name="className"/></text:h>
      <text:p text:style-name="Method_20_Body"/>
      <text:p text:style-name="Method_20_Body">Retrieve the class name from the current stack element.</text:p>
      <text:p text:style-name="Method_20_Body"/>
      <text:p text:style-name="Method_20_Code_20_Listing"><text:span text:style-name="T17">/**</text:span></text:p>
      <text:p text:style-name="P9"><text:s/>* className.</text:p>
      <text:p text:style-name="P9"><text:s/>*</text:p>
      <text:p text:style-name="P9"><text:s/>* Retrieve the class name from the current stack element.</text:p>
      <text:p text:style-name="P9"><text:s/>* <text:span text:style-name="T1">@return</text:span> string|boolean the class name of the current stack level, false if not valid</text:p>
      <text:p text:style-name="P9"><text:s/>*/</text:p>
      <text:p text:style-name="P9">public function className()</text:p>
      <text:p text:style-name="P9">{</text:p>
      <text:p text:style-name="P9"><text:tab/>if ((! $this-&gt;currentElement()) || </text:p>
      <text:p text:style-name="P9"><text:tab/> <text:s text:c="3"/>(! array_key_exists('class', $this-&gt;element)))</text:p>
      <text:p text:style-name="P9"><text:tab/>{</text:p>
      <text:p text:style-name="P9"><text:tab/><text:tab/>return false;</text:p>
      <text:p text:style-name="P9"><text:tab/>}</text:p>
      <text:p text:style-name="P9"/>
      <text:p text:style-name="P9"><text:tab/>return $this-&gt;element['class'];</text:p>
      <text:p text:style-name="P9">}</text:p>
      <text:p text:style-name="Method_20_Body"/>
      <text:p text:style-name="Method_20_Body"/>
      <text:h text:style-name="P6" text:outline-level="5"><text:bookmark-start text:name="type"/>type<text:bookmark-end text:name="type"/></text:h>
      <text:p text:style-name="Method_20_Body"/>
      <text:p text:style-name="Method_20_Body">Returns the type field from the current element.</text:p>
      <text:p text:style-name="Method_20_Body"/>
      <text:p text:style-name="Method_20_Code_20_Listing"><text:span text:style-name="T17">/**</text:span></text:p>
      <text:p text:style-name="P9"><text:s/>* type.</text:p>
      <text:p text:style-name="P9"><text:s/>*</text:p>
      <text:p text:style-name="P9"><text:s/>* Returns the type field from the current element.</text:p>
      <text:p text:style-name="P9"><text:s/>* <text:span text:style-name="T1">@return</text:span> string|boolean type of the current element or false if not valid</text:p>
      <text:p text:style-name="P9"><text:s/>*/</text:p>
      <text:p text:style-name="P9">public function type()</text:p>
      <text:p text:style-name="P9">{</text:p>
      <text:p text:style-name="P9"><text:tab/>if (! $this-&gt;currentElement())</text:p>
      <text:p text:style-name="P9"><text:tab/>{</text:p>
      <text:p text:style-name="P9"><text:tab/><text:tab/>return false;</text:p>
      <text:p text:style-name="P9"><text:tab/>}</text:p>
      <text:p text:style-name="P9"/>
      <text:p text:style-name="P9"><text:tab/>return $this-&gt;element['type'];</text:p>
      <text:p text:style-name="P9">}</text:p>
      <text:p text:style-name="Method_20_Body"/>
      <text:p text:style-name="Method_20_Body"/>
      <text:h text:style-name="P6" text:outline-level="5"><text:bookmark-start text:name="searchStack"/>searchStack<text:bookmark-end text:name="searchStack"/></text:h>
      <text:p text:style-name="Method_20_Body"/>
      <text:p text:style-name="Method_20_Body">Search the debug stack for a given class name and optional function name</text:p>
      <text:p text:style-name="Method_20_Body"/>
      <text:p text:style-name="Method_20_Code_20_Listing"><text:span text:style-name="T17">/**</text:span></text:p>
      <text:p text:style-name="P9"><text:s/>* searchStack</text:p>
      <text:p text:style-name="P9"><text:s/>*</text:p>
      <text:p text:style-name="P9"><text:s/>* search the debug stack for a given class name and optional function name</text:p>
      <text:p text:style-name="P9"><text:s/>* <text:span text:style-name="T1">@param</text:span> string $className = name of the class to search for</text:p>
      <text:p text:style-name="P9"><text:s/>* <text:span text:style-name="T1">@param</text:span> string $methodName = name of the method in className to search for</text:p>
      <text:p text:style-name="P11"><text:s/>* <text:span text:style-name="T1">@return</text:span> integer|boolean $level = stack level of class::method(), </text:p>
      <text:p text:style-name="P11"><text:s/>* <text:s text:c="34"/>false if not found</text:p>
      <text:p text:style-name="P9"><text:s/>*/</text:p>
      <text:p text:style-name="P9">public function searchStack($className, $methodName=null)</text:p>
      <text:p text:style-name="P9">{</text:p>
      <text:p text:style-name="P9"><text:tab/>if ((! $className) || ($this-&gt;count() == 0))</text:p>
      <text:p text:style-name="P9"><text:tab/>{</text:p>
      <text:p text:style-name="P9"><text:tab/><text:tab/>return false;</text:p>
      <text:p text:style-name="P9"><text:tab/>}</text:p>
      <text:p text:style-name="P9"/>
      <text:p text:style-name="P9"><text:tab/>$this-&gt;rewind();</text:p>
      <text:p text:style-name="P9"/>
      <text:p text:style-name="P9"><text:tab/>while($this-&gt;element() !== false)</text:p>
      <text:p text:style-name="P9"><text:tab/>{</text:p>
      <text:p text:style-name="P9"><text:tab/><text:tab/>if (strpos($this-&gt;className(), $className) !== false)</text:p>
      <text:p text:style-name="P9"><text:tab/><text:tab/>{</text:p>
      <text:p text:style-name="P9"><text:tab/><text:tab/><text:tab/>if ((! $methodName) || ($this-&gt;methodName() == $methodName))</text:p>
      <text:p text:style-name="P9"><text:tab/><text:tab/><text:tab/>{</text:p>
      <text:p text:style-name="P9"><text:tab/><text:tab/><text:tab/><text:tab/>break;</text:p>
      <text:p text:style-name="P9"><text:tab/><text:tab/><text:tab/>}</text:p>
      <text:p text:style-name="P9"><text:tab/><text:tab/>}</text:p>
      <text:p text:style-name="P9"/>
      <text:p text:style-name="P9"><text:tab/><text:tab/>$this-&gt;next();</text:p>
      <text:p text:style-name="P9"><text:tab/>}</text:p>
      <text:p text:style-name="P9"/>
      <text:p text:style-name="P9"><text:tab/>return $this-&gt;key();</text:p>
      <text:p text:style-name="P9">}</text:p>
      <text:p text:style-name="Method_20_Body"/>
      <text:p text:style-name="Method_20_Body">The <text:span text:style-name="Class_20_Variables">searchStack</text:span> method expects a single, mandatory parameter:</text:p>
      <text:p text:style-name="Method_20_Body"/>
      <text:p text:style-name="Method_20_Indent"><text:span text:style-name="Class_20_Variables">$className</text:span><text:tab/><text:tab/>Name of the class to search for.</text:p>
      <text:p text:style-name="Method_20_Body"/>
      <text:p text:style-name="Method_20_Body">and a single, optional parameter:</text:p>
      <text:p text:style-name="Method_20_Body"/>
      <text:p text:style-name="Method_20_Indent"><text:span text:style-name="Class_20_Variables">$methodName</text:span><text:tab/>Name of the method.</text:p>
      <text:p text:style-name="Method_20_Body"/>
      <text:p text:style-name="Method_20_Body">If the <text:span text:style-name="Class_20_Variables">$className</text:span> parameter is empty or the stack is empty, a <text:span text:style-name="T1">false</text:span> value is returned.</text:p>
      <text:p text:style-name="Method_20_Body"/>
      <text:p text:style-name="Method_20_Body">The stack pointer is reset to 0 and the <text:span text:style-name="Class_20_Variables">$element</text:span> class variable is set to the bottom element in the stack, by calling the <text:span text:style-name="Class_20_Variables">rewind</text:span> method.</text:p>
      <text:p text:style-name="Method_20_Body"/>
      <text:p text:style-name="Method_20_Body"/>
      <text:p text:style-name="Method_20_Body"/>
      <text:p text:style-name="Method_20_Body"/>
      <text:p text:style-name="Method_20_Body"/>
      <text:h text:style-name="P6" text:outline-level="5"><text:bookmark-start text:name="current"/>current<text:bookmark-end text:name="current"/></text:h>
      <text:p text:style-name="Method_20_Body"/>
      <text:p text:style-name="Method_20_Body">Return the current element in the stack.</text:p>
      <text:p text:style-name="Method_20_Body"/>
      <text:p text:style-name="Method_20_Code_20_Listing"><text:span text:style-name="T17">/**</text:span></text:p>
      <text:p text:style-name="P9"><text:s/>* current.</text:p>
      <text:p text:style-name="P9"><text:s/>*</text:p>
      <text:p text:style-name="P9"><text:s/>* Return the current element in the stack.</text:p>
      <text:p text:style-name="P11"><text:s/>* <text:span text:style-name="T1">@return</text:span> array|boolean $element is the current element in the stack, </text:p>
      <text:p text:style-name="P11"><text:s/>* <text:s text:c="31"/>or false if empty.</text:p>
      <text:p text:style-name="P9"><text:s/>*/</text:p>
      <text:p text:style-name="P9">public function current()</text:p>
      <text:p text:style-name="P9">{</text:p>
      <text:p text:style-name="P9"><text:tab/>return $this-&gt;element = parent::current();</text:p>
      <text:p text:style-name="P9">}</text:p>
      <text:p text:style-name="Method_20_Body"/>
      <text:p text:style-name="Method_20_Body"/>
      <text:h text:style-name="P6" text:outline-level="5"><text:bookmark-start text:name="next"/>next<text:bookmark-end text:name="next"/></text:h>
      <text:p text:style-name="Method_20_Body"/>
      <text:p text:style-name="Method_20_Body">Increment the array pointer and return the element pointed to.</text:p>
      <text:p text:style-name="Method_20_Body"/>
      <text:p text:style-name="Method_20_Code_20_Listing"><text:span text:style-name="T17">/**</text:span></text:p>
      <text:p text:style-name="P9"><text:s/>* next.</text:p>
      <text:p text:style-name="P9"><text:s/>*</text:p>
      <text:p text:style-name="P9"><text:s/>* Increment the array pointer and return the element pointed to.</text:p>
      <text:p text:style-name="P11"><text:s/>* <text:span text:style-name="T1">@return</text:span> array|boolean $element is the next element in the stack, </text:p>
      <text:p text:style-name="P11"><text:s/>*<text:tab/><text:tab/><text:tab/><text:tab/><text:tab/> or false if empty.</text:p>
      <text:p text:style-name="P9"><text:s/>*/</text:p>
      <text:p text:style-name="P9">public function next()</text:p>
      <text:p text:style-name="P9">{</text:p>
      <text:p text:style-name="P9"><text:tab/>return $this-&gt;element = parent::next();</text:p>
      <text:p text:style-name="P9">}</text:p>
      <text:p text:style-name="Method_20_Body"/>
      <text:p text:style-name="Method_20_Body"/>
      <text:h text:style-name="P6" text:outline-level="5"><text:bookmark-start text:name="rewind"/>rewind<text:bookmark-end text:name="rewind"/></text:h>
      <text:p text:style-name="Method_20_Body"/>
      <text:p text:style-name="Method_20_Body">Reset the stack pointer and return the first element.</text:p>
      <text:p text:style-name="Method_20_Body"/>
      <text:p text:style-name="Method_20_Code_20_Listing"><text:span text:style-name="T17">/**</text:span></text:p>
      <text:p text:style-name="P9"><text:s/>* rewind.</text:p>
      <text:p text:style-name="P9"><text:s/>*</text:p>
      <text:p text:style-name="P9"><text:s/>* Reset the array pointer and return the first element</text:p>
      <text:p text:style-name="P11"><text:s/>* <text:span text:style-name="T1">@return</text:span> array|boolean $element is the first element in the stack, </text:p>
      <text:p text:style-name="P11"><text:s/>* <text:s text:c="31"/>or false if empty.</text:p>
      <text:p text:style-name="P9"><text:s/>*/</text:p>
      <text:p text:style-name="P9">public function rewind()</text:p>
      <text:p text:style-name="P9">{</text:p>
      <text:p text:style-name="P9"><text:tab/>return $this-&gt;element = parent::rewind();</text:p>
      <text:p text:style-name="P9">}</text:p>
      <text:p text:style-name="Method_20_Body"/>
      <text:p text:style-name="Method_20_Body"/>
      <text:h text:style-name="P5" text:outline-level="3">Source Listing</text:h>
      <text:p text:style-name="Coding_20_Body"/>
      <text:p text:style-name="P12">&lt;?php</text:p>
      <text:p text:style-name="P12">namespace Library\Debug;</text:p>
      <text:p text:style-name="P12"/>
      <text:p text:style-name="P12">/*</text:p>
      <text:p text:style-name="P12"><text:s/>*<text:tab/>Debug\Traceback is copyright © 2012. EarthWalk Software.</text:p>
      <text:p text:style-name="P12"><text:s/>* <text:tab/>Licensed under the Academic Free License version 3.0</text:p>
      <text:p text:style-name="P12"><text:s/>* <text:s text:c="4"/>Refer to the file named License.txt provided with the source.</text:p>
      <text:p text:style-name="P12">*/</text:p>
      <text:p text:style-name="P12">/**</text:p>
      <text:p text:style-name="P12"><text:s/>* Debug\Traceback</text:p>
      <text:p text:style-name="P12"><text:s/>*</text:p>
      <text:p text:style-name="P12"><text:s/>* Debug\Traceback is a wrapper class for the debug_backtrace command</text:p>
      <text:p text:style-name="P12"><text:s/>* <text:span text:style-name="T1">@author</text:span> Jay Wheeler</text:p>
      <text:p text:style-name="P12"><text:s/>* <text:span text:style-name="T1">@version</text:span> 1.0</text:p>
      <text:p text:style-name="P12"><text:s/>* <text:span text:style-name="T1">@copyright</text:span> © 2012. EarthWalk Software.</text:p>
      <text:p text:style-name="P12"><text:s/>* <text:span text:style-name="T1">@license</text:span> Licensed under the Academic Free License version 3.0</text:p>
      <text:p text:style-name="P12"><text:s/>* <text:span text:style-name="T1">@package</text:span> Library</text:p>
      <text:p text:style-name="P12"><text:s/>* <text:span text:style-name="T1">@subpackage</text:span> Debug</text:p>
      <text:p text:style-name="P12"><text:s/>*/</text:p>
      <text:p text:style-name="P12">class Traceback extends \Library\Stack\Extension</text:p>
      <text:p text:style-name="P12">{</text:p>
      <text:p text:style-name="P12"><text:s text:c="2"/><text:tab/>/**</text:p>
      <text:p text:style-name="P12"><text:s text:c="2"/><text:tab/> * stackFields</text:p>
      <text:p text:style-name="P12"><text:s text:c="2"/><text:tab/> *</text:p>
      <text:p text:style-name="P12"><text:s text:c="2"/><text:tab/> * Array of known field names</text:p>
      <text:p text:style-name="P12"><text:s text:c="2"/><text:tab/> * <text:span text:style-name="T1">@var</text:span> array $stackFields</text:p>
      <text:p text:style-name="P12"><text:s text:c="2"/><text:tab/> */</text:p>
      <text:p text:style-name="P12"><text:s text:c="2"/><text:tab/>private <text:tab/><text:tab/>$stackFields;</text:p>
      <text:p text:style-name="P12"/>
      <text:p text:style-name="P12"><text:s text:c="2"/><text:tab/>/**</text:p>
      <text:p text:style-name="P12"><text:s text:c="2"/><text:tab/> * element</text:p>
      <text:p text:style-name="P12"><text:s text:c="2"/><text:tab/> *</text:p>
      <text:p text:style-name="P12"><text:s text:c="2"/><text:tab/> * Array to hold the current stack element</text:p>
      <text:p text:style-name="P12"><text:s text:c="2"/><text:tab/> * <text:span text:style-name="T1">@var</text:span> array $element</text:p>
      <text:p text:style-name="P12"><text:s text:c="2"/><text:tab/> */</text:p>
      <text:p text:style-name="P12"><text:s text:c="2"/><text:tab/>private <text:tab/> <text:s/>$element;</text:p>
      <text:p text:style-name="P12"/>
      <text:p text:style-name="P12"><text:s text:c="2"/><text:tab/>/**</text:p>
      <text:p text:style-name="P12"><text:s text:c="2"/><text:tab/> * main</text:p>
      <text:p text:style-name="P12"><text:s text:c="2"/><text:tab/> *</text:p>
      <text:p text:style-name="P12"><text:s text:c="2"/><text:tab/> * Array of main labels</text:p>
      <text:p text:style-name="P12"><text:s text:c="2"/><text:tab/> * <text:span text:style-name="T1">@var</text:span> array $main</text:p>
      <text:p text:style-name="P12"><text:s text:c="2"/><text:tab/> */</text:p>
      <text:p text:style-name="P12"><text:s text:c="2"/><text:tab/>private <text:tab/><text:tab/>$main;</text:p>
      <text:p text:style-name="P12"/>
      <text:p text:style-name="P12"><text:s text:c="2"/><text:tab/>/**</text:p>
      <text:p text:style-name="P12"><text:s text:c="2"/><text:tab/> * skipLevels</text:p>
      <text:p text:style-name="P12"><text:s text:c="2"/><text:tab/> *</text:p>
      <text:p text:style-name="P12"><text:s text:c="2"/><text:tab/> * Number of levels to skip before analyzing</text:p>
      <text:p text:style-name="P12"><text:s text:c="2"/><text:tab/> * <text:span text:style-name="T1">@var</text:span> integer $skipLevels</text:p>
      <text:p text:style-name="P12"><text:s text:c="2"/><text:tab/> */</text:p>
      <text:p text:style-name="P12"><text:s text:c="2"/><text:tab/>private<text:tab/><text:tab/><text:tab/>$skipLevels;</text:p>
      <text:p text:style-name="P12"/>
      <text:p text:style-name="P13"><text:s text:c="2"/><text:tab/>/**</text:p>
      <text:p text:style-name="P12"><text:s text:c="2"/><text:tab/> * __construct</text:p>
      <text:p text:style-name="P12"><text:s text:c="2"/><text:tab/> *</text:p>
      <text:p text:style-name="P12"><text:s text:c="2"/><text:tab/> * Class constructor</text:p>
      <text:p text:style-name="P12"><text:s text:c="2"/><text:tab/> * <text:span text:style-name="T1">@param</text:span> integer $skip = (optional) number of levels to skip</text:p>
      <text:p text:style-name="P12"><text:s text:c="2"/><text:tab/> */</text:p>
      <text:p text:style-name="P12"><text:s text:c="2"/><text:tab/>public function __construct($skip=0)</text:p>
      <text:p text:style-name="P12"><text:s text:c="2"/><text:tab/>{</text:p>
      <text:p text:style-name="P12"><text:s text:c="2"/><text:tab/><text:tab/>parent::__construct(debug_backtrace());</text:p>
      <text:p text:style-name="P12"/>
      <text:p text:style-name="P12"><text:s text:c="2"/><text:tab/><text:tab/>$this-&gt;stackFields = array('line',</text:p>
      <text:p text:style-name="P12"><text:s text:c="2"/><text:tab/> <text:s text:c="24"/><text:tab/> <text:s text:c="6"/>'function',</text:p>
      <text:p text:style-name="P12"><text:s text:c="2"/><text:tab/> <text:s text:c="24"/><text:tab/> <text:s text:c="6"/>'class',</text:p>
      <text:p text:style-name="P12"><text:s text:c="2"/><text:tab/><text:tab/><text:tab/><text:tab/><text:tab/> <text:s text:c="6"/>'object',</text:p>
      <text:p text:style-name="P12"><text:s text:c="2"/><text:tab/><text:tab/><text:tab/><text:tab/><text:tab/> <text:s text:c="6"/>'method',</text:p>
      <text:p text:style-name="P12"><text:s text:c="2"/><text:tab/><text:tab/><text:tab/><text:tab/><text:tab/> <text:s text:c="6"/>'type');</text:p>
      <text:p text:style-name="P12"><text:s text:c="2"/><text:tab/><text:tab/>$this-&gt;element = array();</text:p>
      <text:p text:style-name="P12"><text:s text:c="2"/><text:tab/><text:tab/>$this-&gt;main = array('class' <text:s text:c="3"/><text:tab/>=&gt; 'main',</text:p>
      <text:p text:style-name="P12"><text:tab/><text:tab/><text:tab/><text:tab/><text:tab/>'function' <text:tab/>=&gt; '',</text:p>
      <text:p text:style-name="P12"><text:tab/><text:tab/><text:tab/><text:tab/><text:tab/>'type' <text:tab/>=&gt; '');</text:p>
      <text:p text:style-name="P12"/>
      <text:p text:style-name="P12"><text:s text:c="2"/><text:tab/><text:tab/>$this-&gt;skipLevels = $skip;</text:p>
      <text:p text:style-name="P12"><text:s text:c="2"/><text:tab/><text:tab/>$this-&gt;adjustStack();</text:p>
      <text:p text:style-name="P12"><text:s text:c="2"/><text:tab/><text:tab/>if ($this-&gt;skipLevels &gt; 0)</text:p>
      <text:p text:style-name="P12"><text:s text:c="2"/><text:tab/><text:tab/>{</text:p>
      <text:p text:style-name="P12"><text:s text:c="2"/><text:tab/><text:tab/><text:tab/>$this-&gt;skip($this-&gt;skipLevels);</text:p>
      <text:p text:style-name="P12"><text:s text:c="2"/><text:tab/><text:tab/>}</text:p>
      <text:p text:style-name="P12"><text:s text:c="2"/><text:tab/>}</text:p>
      <text:p text:style-name="P12"/>
      <text:p text:style-name="P12"><text:tab/>/**</text:p>
      <text:p text:style-name="P12"><text:tab/> * __get</text:p>
      <text:p text:style-name="P12"><text:tab/> *</text:p>
      <text:p text:style-name="P12"><text:tab/> * get an element field value from element array, or null if it doesn't exist</text:p>
      <text:p text:style-name="P12"><text:tab/> * <text:span text:style-name="T1">@param</text:span> string $name = name of field to get from element array</text:p>
      <text:p text:style-name="P12"><text:tab/> * <text:span text:style-name="T1">@return</text:span> mixed $value = value of element[$name] if it exists, null if it doesn't</text:p>
      <text:p text:style-name="P12"><text:tab/> */</text:p>
      <text:p text:style-name="P12"><text:tab/>public function __get($name)</text:p>
      <text:p text:style-name="P12"><text:tab/>{</text:p>
      <text:p text:style-name="P12"><text:tab/><text:tab/>if ((! $this-&gt;currentElement()) || </text:p>
      <text:p text:style-name="P12"><text:tab/><text:tab/> <text:s text:c="3"/>(! array_key_exists($name, $this-&gt;element)))</text:p>
      <text:p text:style-name="P12"><text:tab/><text:tab/>{</text:p>
      <text:p text:style-name="P12"><text:tab/><text:tab/><text:tab/>return null;</text:p>
      <text:p text:style-name="P12"><text:tab/><text:tab/>}</text:p>
      <text:p text:style-name="P12"/>
      <text:p text:style-name="P12"><text:tab/><text:tab/>return $this-&gt;element[$name];</text:p>
      <text:p text:style-name="P12"><text:tab/>}</text:p>
      <text:p text:style-name="P12"/>
      <text:p text:style-name="P12"/>
      <text:p text:style-name="P13"><text:tab/>/**</text:p>
      <text:p text:style-name="P12"><text:tab/> * __toString.</text:p>
      <text:p text:style-name="P12"><text:tab/> *</text:p>
      <text:p text:style-name="P14"><text:tab/> * Walks through the stack adding the class name, type and method name </text:p>
      <text:p text:style-name="P14"><text:tab/> * <text:s text:c="6"/>at each level to the buffer.</text:p>
      <text:p text:style-name="P12"><text:tab/> * <text:span text:style-name="T1">@param</text:span> integer $skip = (optional) number of elements to skip. Default = 0.</text:p>
      <text:p text:style-name="P12"><text:tab/> * <text:span text:style-name="T1">@return</text:span> string $buffer</text:p>
      <text:p text:style-name="P12"><text:tab/> */</text:p>
      <text:p text:style-name="P12"><text:tab/>public function __toString()</text:p>
      <text:p text:style-name="P12"><text:tab/>{</text:p>
      <text:p text:style-name="P12"><text:tab/><text:tab/>$buffer = "";</text:p>
      <text:p text:style-name="P12"/>
      <text:p text:style-name="P12"><text:tab/><text:tab/>$index = 0;</text:p>
      <text:p text:style-name="P12"><text:tab/><text:tab/>$this-&gt;rewind();</text:p>
      <text:p text:style-name="P12"><text:tab/><text:tab/>while($this-&gt;current())</text:p>
      <text:p text:style-name="P12"><text:tab/><text:tab/>{</text:p>
      <text:p text:style-name="P12"><text:tab/><text:tab/><text:tab/>if ($index &gt;= $this-&gt;skipLevels)</text:p>
      <text:p text:style-name="P12"><text:tab/><text:tab/><text:tab/>{</text:p>
      <text:p text:style-name="P12"><text:tab/><text:tab/><text:tab/><text:tab/>$buffer .= sprintf("\nlevel: #%d\t%s%s%s @ %s", </text:p>
      <text:p text:style-name="P12"><text:tab/><text:tab/><text:tab/><text:tab/><text:tab/><text:tab/><text:tab/>$index, </text:p>
      <text:p text:style-name="P12"><text:tab/><text:tab/><text:tab/><text:tab/><text:tab/><text:tab/><text:tab/>$this-&gt;className(), </text:p>
      <text:p text:style-name="P12"><text:tab/><text:tab/><text:tab/><text:tab/><text:tab/><text:tab/><text:tab/>$this-&gt;type(), </text:p>
      <text:p text:style-name="P12"><text:tab/><text:tab/><text:tab/><text:tab/><text:tab/><text:tab/><text:tab/>$this-&gt;methodName(), </text:p>
      <text:p text:style-name="P12"><text:tab/><text:tab/><text:tab/><text:tab/><text:tab/><text:tab/><text:tab/>$this-&gt;lineNumber());</text:p>
      <text:p text:style-name="P12"><text:tab/><text:tab/><text:tab/>}</text:p>
      <text:p text:style-name="P12"/>
      <text:p text:style-name="P12"><text:tab/><text:tab/><text:tab/>$index++;</text:p>
      <text:p text:style-name="P12"><text:tab/><text:tab/><text:tab/>if (! $this-&gt;next())</text:p>
      <text:p text:style-name="P12"><text:tab/><text:tab/><text:tab/>{</text:p>
      <text:p text:style-name="P12"><text:tab/><text:tab/><text:tab/><text:tab/>break;</text:p>
      <text:p text:style-name="P12"><text:tab/><text:tab/><text:tab/>}</text:p>
      <text:p text:style-name="P12"><text:tab/><text:tab/>}</text:p>
      <text:p text:style-name="P12"/>
      <text:p text:style-name="P12"><text:tab/><text:tab/>$buffer .= "\n";</text:p>
      <text:p text:style-name="P12"><text:tab/><text:tab/>return $buffer;</text:p>
      <text:p text:style-name="P12"><text:tab/>}</text:p>
      <text:p text:style-name="P12"/>
      <text:p text:style-name="P12"><text:tab/>/**</text:p>
      <text:p text:style-name="P12"><text:tab/> * adjustStack</text:p>
      <text:p text:style-name="P12"><text:tab/> *</text:p>
      <text:p text:style-name="P12"><text:tab/> * adjust traceback stack entries</text:p>
      <text:p text:style-name="P12"><text:tab/> */</text:p>
      <text:p text:style-name="P12"><text:tab/>protected function adjustStack()</text:p>
      <text:p text:style-name="P12"><text:tab/>{</text:p>
      <text:p text:style-name="P12"><text:tab/><text:tab/>$this-&gt;push($this-&gt;main);</text:p>
      <text:p text:style-name="P12"><text:tab/><text:tab/>$stackSize = $this-&gt;count();</text:p>
      <text:p text:style-name="P12"/>
      <text:p text:style-name="P12"><text:tab/><text:tab/>$copyLine = '';</text:p>
      <text:p text:style-name="P12"><text:tab/><text:tab/>for($index = 0; $index &lt; $stackSize; $index++)</text:p>
      <text:p text:style-name="P12"><text:tab/><text:tab/>{</text:p>
      <text:p text:style-name="P12"><text:tab/><text:tab/><text:tab/>$element = $this-&gt;offsetGet($index);</text:p>
      <text:p text:style-name="P12"/>
      <text:p text:style-name="P12"><text:tab/><text:tab/><text:tab/>foreach($this-&gt;stackFields as $key =&gt; $field)</text:p>
      <text:p text:style-name="P12"><text:tab/><text:tab/><text:tab/>{</text:p>
      <text:p text:style-name="P12"><text:tab/><text:tab/><text:tab/><text:tab/>if (! array_key_exists($field, $element))</text:p>
      <text:p text:style-name="P12"><text:tab/><text:tab/><text:tab/><text:tab/>{</text:p>
      <text:p text:style-name="P12"><text:tab/><text:tab/><text:tab/><text:tab/><text:tab/>$element[$field] = '';</text:p>
      <text:p text:style-name="P12"><text:tab/><text:tab/><text:tab/><text:tab/>}</text:p>
      <text:p text:style-name="P12"><text:tab/><text:tab/><text:tab/>}</text:p>
      <text:p text:style-name="P12"/>
      <text:p text:style-name="P12"/>
      <text:p text:style-name="P12"><text:soft-page-break/><text:tab/><text:tab/><text:tab/>$stackLine = $element['line'];</text:p>
      <text:p text:style-name="P12"><text:tab/><text:tab/><text:tab/>$element['line'] = $copyLine;</text:p>
      <text:p text:style-name="P12"><text:tab/><text:tab/><text:tab/>$copyLine = $stackLine;</text:p>
      <text:p text:style-name="P12"/>
      <text:p text:style-name="P12"><text:tab/><text:tab/><text:tab/>$this-&gt;offsetSet($index, $element);</text:p>
      <text:p text:style-name="P12"><text:tab/><text:tab/>}</text:p>
      <text:p text:style-name="P12"><text:tab/>}</text:p>
      <text:p text:style-name="P12"/>
      <text:p text:style-name="P12"><text:tab/>/**</text:p>
      <text:p text:style-name="P12"><text:tab/> * element</text:p>
      <text:p text:style-name="P12"><text:tab/> *</text:p>
      <text:p text:style-name="P12"><text:tab/> * get the current element</text:p>
      <text:p text:style-name="P12"><text:tab/> * <text:span text:style-name="T1">@return</text:span> integer|boolean $element = current element, false if invalid</text:p>
      <text:p text:style-name="P12"><text:tab/> */</text:p>
      <text:p text:style-name="P12"><text:tab/>public function element()</text:p>
      <text:p text:style-name="P12"><text:tab/>{</text:p>
      <text:p text:style-name="P12"><text:tab/><text:tab/>return $this-&gt;element;</text:p>
      <text:p text:style-name="P12"><text:tab/>}</text:p>
      <text:p text:style-name="P12"/>
      <text:p text:style-name="P12"><text:tab/>/**</text:p>
      <text:p text:style-name="P12"><text:tab/> * skip.</text:p>
      <text:p text:style-name="P12"><text:tab/> *</text:p>
      <text:p text:style-name="P14"><text:tab/> * Skip the array pointer the required number of elements </text:p>
      <text:p text:style-name="P14"><text:tab/> *<text:tab/> <text:s/>and return the new stack element.</text:p>
      <text:p text:style-name="P12"><text:tab/> * <text:span text:style-name="T1">@param</text:span> integer $skipCount number of elements to skip</text:p>
      <text:p text:style-name="P14"><text:tab/> * <text:span text:style-name="T1">@return</text:span> array|boolean $element is the first element in the stack, </text:p>
      <text:p text:style-name="P14"><text:tab/> *<text:tab/><text:tab/><text:tab/><text:tab/><text:tab/> or false if empty.</text:p>
      <text:p text:style-name="P12"><text:tab/> */</text:p>
      <text:p text:style-name="P12"><text:tab/>public function skip($skipCount=1)</text:p>
      <text:p text:style-name="P12"><text:tab/>{</text:p>
      <text:p text:style-name="P12"><text:tab/><text:tab/>$this-&gt;rewind();</text:p>
      <text:p text:style-name="P12"/>
      <text:p text:style-name="P12"><text:tab/><text:tab/>if ($skipCount != 0)</text:p>
      <text:p text:style-name="P12"><text:tab/><text:tab/>{</text:p>
      <text:p text:style-name="P12"><text:tab/><text:tab/><text:tab/>$index = 0;</text:p>
      <text:p text:style-name="P12"><text:tab/><text:tab/><text:tab/>while ($index &lt; $skipCount)</text:p>
      <text:p text:style-name="P12"><text:tab/><text:tab/><text:tab/>{</text:p>
      <text:p text:style-name="P12"><text:tab/><text:tab/><text:tab/><text:tab/>if (! $this-&gt;next())</text:p>
      <text:p text:style-name="P12"><text:tab/><text:tab/><text:tab/><text:tab/>{</text:p>
      <text:p text:style-name="P12"><text:tab/><text:tab/><text:tab/><text:tab/><text:tab/>return false;</text:p>
      <text:p text:style-name="P12"><text:tab/><text:tab/><text:tab/><text:tab/>}</text:p>
      <text:p text:style-name="P12"/>
      <text:p text:style-name="P12"><text:tab/><text:tab/><text:tab/><text:tab/>$index++;</text:p>
      <text:p text:style-name="P12"><text:tab/><text:tab/><text:tab/>}</text:p>
      <text:p text:style-name="P12"><text:tab/><text:tab/>}</text:p>
      <text:p text:style-name="P12"/>
      <text:p text:style-name="P12"><text:tab/><text:tab/>return $this-&gt;element();</text:p>
      <text:p text:style-name="P12"><text:tab/>}</text:p>
      <text:p text:style-name="P12"/>
      <text:p text:style-name="P12"><text:tab/>/**</text:p>
      <text:p text:style-name="P12"><text:tab/> * prev.</text:p>
      <text:p text:style-name="P12"><text:tab/> *</text:p>
      <text:p text:style-name="P12"><text:tab/> * Decrement the array pointer and return the element pointed to.</text:p>
      <text:p text:style-name="P14"><text:tab/> * <text:span text:style-name="T1">@return</text:span> array|boolean $element is the previous element in the stack, </text:p>
      <text:p text:style-name="P14"><text:tab/> *<text:tab/><text:tab/><text:tab/><text:tab/><text:tab/> or false if empty.</text:p>
      <text:p text:style-name="P12"><text:tab/> */</text:p>
      <text:p text:style-name="P12"><text:tab/>public function prev()</text:p>
      <text:p text:style-name="P12"><text:tab/>{</text:p>
      <text:p text:style-name="P12"><text:tab/><text:tab/>return $this-&gt;element = parent::prev();</text:p>
      <text:p text:style-name="P12"><text:tab/>}</text:p>
      <text:p text:style-name="P12"/>
      <text:p text:style-name="P12"><text:soft-page-break/><text:tab/>/**</text:p>
      <text:p text:style-name="P12"><text:tab/> * currentElement.</text:p>
      <text:p text:style-name="P12"><text:tab/> *</text:p>
      <text:p text:style-name="P12"><text:tab/> * Check that the current element is valid</text:p>
      <text:p text:style-name="P12"><text:tab/> * <text:span text:style-name="T1">@return</text:span> boolean true = it is valid, false = it is not valid</text:p>
      <text:p text:style-name="P12"><text:tab/> */</text:p>
      <text:p text:style-name="P12"><text:tab/>public function currentElement()</text:p>
      <text:p text:style-name="P12"><text:tab/>{</text:p>
      <text:p text:style-name="P12"><text:tab/><text:tab/>if (! $this-&gt;element)</text:p>
      <text:p text:style-name="P12"><text:tab/><text:tab/>{</text:p>
      <text:p text:style-name="P12"><text:tab/><text:tab/><text:tab/>if (! $this-&gt;current())</text:p>
      <text:p text:style-name="P12"><text:tab/><text:tab/><text:tab/>{</text:p>
      <text:p text:style-name="P12"><text:tab/><text:tab/><text:tab/><text:tab/>return false;</text:p>
      <text:p text:style-name="P12"><text:tab/><text:tab/><text:tab/>}</text:p>
      <text:p text:style-name="P12"><text:tab/><text:tab/>}</text:p>
      <text:p text:style-name="P12"/>
      <text:p text:style-name="P12"><text:tab/><text:tab/>return true;</text:p>
      <text:p text:style-name="P12"><text:tab/>}</text:p>
      <text:p text:style-name="P12"/>
      <text:p text:style-name="P12"><text:tab/>/**</text:p>
      <text:p text:style-name="P12"><text:tab/> * classObject.</text:p>
      <text:p text:style-name="P12"><text:tab/> *</text:p>
      <text:p text:style-name="P12"><text:tab/> * Retrieve the class object from the current stack element.</text:p>
      <text:p text:style-name="P14"><text:tab/> * <text:span text:style-name="T1">@return</text:span> object|boolean the class object of the current stack level, </text:p>
      <text:p text:style-name="P14"><text:tab/> * <text:s text:c="23"/>false if not valid</text:p>
      <text:p text:style-name="P12"><text:tab/> */</text:p>
      <text:p text:style-name="P12"><text:tab/>public function classObject()</text:p>
      <text:p text:style-name="P12"><text:tab/>{</text:p>
      <text:p text:style-name="P12"><text:tab/><text:tab/>if (! $this-&gt;currentElement())</text:p>
      <text:p text:style-name="P12"><text:tab/><text:tab/>{</text:p>
      <text:p text:style-name="P12"><text:tab/><text:tab/><text:tab/>return false;</text:p>
      <text:p text:style-name="P12"><text:tab/><text:tab/>}</text:p>
      <text:p text:style-name="P12"/>
      <text:p text:style-name="P12"><text:tab/><text:tab/>return $this-&gt;element['object'];</text:p>
      <text:p text:style-name="P12"><text:tab/>}</text:p>
      <text:p text:style-name="P12"/>
      <text:p text:style-name="P12"><text:tab/>/**</text:p>
      <text:p text:style-name="P12"><text:tab/> * callArgs.</text:p>
      <text:p text:style-name="P12"><text:tab/> *</text:p>
      <text:p text:style-name="P12"><text:tab/> * Retrieve the class call arguments from the current stack element.</text:p>
      <text:p text:style-name="P14"><text:tab/> * <text:span text:style-name="T1">@return</text:span> array|boolean the class arguments of the current stack level, </text:p>
      <text:p text:style-name="P14"><text:tab/> *<text:tab/><text:tab/><text:tab/><text:tab/>false if not valid</text:p>
      <text:p text:style-name="P12"><text:tab/> */</text:p>
      <text:p text:style-name="P12"><text:tab/>public function callArgs()</text:p>
      <text:p text:style-name="P12"><text:tab/>{</text:p>
      <text:p text:style-name="P12"><text:tab/><text:tab/>if (! $this-&gt;currentElement())</text:p>
      <text:p text:style-name="P12"><text:tab/><text:tab/>{</text:p>
      <text:p text:style-name="P12"><text:tab/><text:tab/><text:tab/>return false;</text:p>
      <text:p text:style-name="P12"><text:tab/><text:tab/>}</text:p>
      <text:p text:style-name="P12"/>
      <text:p text:style-name="P12"><text:tab/><text:tab/>return $this-&gt;element['args'];</text:p>
      <text:p text:style-name="P12"><text:tab/>}</text:p>
      <text:p text:style-name="P12"/>
      <text:p text:style-name="P12"/>
      <text:p text:style-name="P13"><text:tab/>/**</text:p>
      <text:p text:style-name="P12"><text:tab/> * classFile.</text:p>
      <text:p text:style-name="P12"><text:tab/> *</text:p>
      <text:p text:style-name="P12"><text:tab/> * Retrieve the class file name from the current stack element.</text:p>
      <text:p text:style-name="P14"><text:tab/> * <text:span text:style-name="T1">@return</text:span> string|boolean the class file name of the current stack level, </text:p>
      <text:p text:style-name="P14"><text:tab/> *<text:tab/><text:tab/><text:tab/><text:tab/>false if not valid</text:p>
      <text:p text:style-name="P12"><text:tab/> */</text:p>
      <text:p text:style-name="P12"><text:tab/>public function classFile()</text:p>
      <text:p text:style-name="P12"><text:tab/>{</text:p>
      <text:p text:style-name="P12"><text:tab/><text:tab/>if (! $this-&gt;currentElement())</text:p>
      <text:p text:style-name="P12"><text:tab/><text:tab/>{</text:p>
      <text:p text:style-name="P12"><text:tab/><text:tab/><text:tab/>return false;</text:p>
      <text:p text:style-name="P12"><text:tab/><text:tab/>}</text:p>
      <text:p text:style-name="P12"/>
      <text:p text:style-name="P12"><text:tab/><text:tab/>return $this-&gt;element['file'];</text:p>
      <text:p text:style-name="P12"><text:tab/>}</text:p>
      <text:p text:style-name="P12"/>
      <text:p text:style-name="P12"><text:tab/>/**</text:p>
      <text:p text:style-name="P12"><text:tab/> * lineNumber.</text:p>
      <text:p text:style-name="P12"><text:tab/> *</text:p>
      <text:p text:style-name="P12"><text:tab/> * Retrieve the line number from the current stack element.</text:p>
      <text:p text:style-name="P14"><text:tab/> * <text:span text:style-name="T1">@return</text:span> integer|boolean the line number of the current stack level, </text:p>
      <text:p text:style-name="P14"><text:tab/> *<text:tab/><text:tab/><text:tab/><text:tab/> false if not valid</text:p>
      <text:p text:style-name="P12"><text:tab/> */</text:p>
      <text:p text:style-name="P12"><text:tab/>public function lineNumber()</text:p>
      <text:p text:style-name="P12"><text:tab/>{</text:p>
      <text:p text:style-name="P12"><text:tab/><text:tab/>if (! $this-&gt;currentElement())</text:p>
      <text:p text:style-name="P12"><text:tab/><text:tab/>{</text:p>
      <text:p text:style-name="P12"><text:tab/><text:tab/><text:tab/>return false;</text:p>
      <text:p text:style-name="P12"><text:tab/><text:tab/>}</text:p>
      <text:p text:style-name="P12"/>
      <text:p text:style-name="P12"><text:tab/><text:tab/>return $this-&gt;element['line'];</text:p>
      <text:p text:style-name="P12"><text:tab/>}</text:p>
      <text:p text:style-name="P12"/>
      <text:p text:style-name="P12"><text:tab/>/**</text:p>
      <text:p text:style-name="P12"><text:tab/> * methodName.</text:p>
      <text:p text:style-name="P12"><text:tab/> *</text:p>
      <text:p text:style-name="P12"><text:tab/> * Retrieve the method name from the current stack element.</text:p>
      <text:p text:style-name="P14"><text:tab/> * <text:span text:style-name="T1">@return</text:span> string|boolean the method name of the current stack level, </text:p>
      <text:p text:style-name="P14"><text:tab/> * <text:tab/><text:tab/><text:tab/>false if not valid</text:p>
      <text:p text:style-name="P12"><text:tab/> */</text:p>
      <text:p text:style-name="P12"><text:tab/>public function methodName()</text:p>
      <text:p text:style-name="P12"><text:tab/>{</text:p>
      <text:p text:style-name="P12"><text:tab/><text:tab/>if (! $this-&gt;currentElement())</text:p>
      <text:p text:style-name="P12"><text:tab/><text:tab/>{</text:p>
      <text:p text:style-name="P12"><text:tab/><text:tab/><text:tab/>return false;</text:p>
      <text:p text:style-name="P12"><text:tab/><text:tab/>}</text:p>
      <text:p text:style-name="P12"/>
      <text:p text:style-name="P12"><text:tab/><text:tab/>return $this-&gt;element['function'];</text:p>
      <text:p text:style-name="P12"><text:tab/>}</text:p>
      <text:p text:style-name="P12"/>
      <text:p text:style-name="P12"/>
      <text:p text:style-name="P13"><text:tab/>/**</text:p>
      <text:p text:style-name="P12"><text:tab/> * className.</text:p>
      <text:p text:style-name="P12"><text:tab/> *</text:p>
      <text:p text:style-name="P12"><text:tab/> * Retrieve the class name from the current stack element.</text:p>
      <text:p text:style-name="P14"><text:tab/> * <text:span text:style-name="T1">@return</text:span> string|boolean the class name of the current stack level, </text:p>
      <text:p text:style-name="P14"><text:tab/> * <text:s text:c="23"/>false if not valid</text:p>
      <text:p text:style-name="P12"><text:tab/> */</text:p>
      <text:p text:style-name="P12"><text:tab/>public function className()</text:p>
      <text:p text:style-name="P12"><text:tab/>{</text:p>
      <text:p text:style-name="P12"><text:tab/><text:tab/>if ((! $this-&gt;currentElement()) || </text:p>
      <text:p text:style-name="P12"><text:tab/><text:tab/> <text:s text:c="3"/>(! array_key_exists('class', $this-&gt;element)))</text:p>
      <text:p text:style-name="P12"><text:tab/><text:tab/>{</text:p>
      <text:p text:style-name="P12"><text:tab/><text:tab/><text:tab/>return false;</text:p>
      <text:p text:style-name="P12"><text:tab/><text:tab/>}</text:p>
      <text:p text:style-name="P12"/>
      <text:p text:style-name="P12"><text:tab/><text:tab/>return $this-&gt;element['class'];</text:p>
      <text:p text:style-name="P12"><text:tab/>}</text:p>
      <text:p text:style-name="P12"/>
      <text:p text:style-name="P12"><text:tab/>/**</text:p>
      <text:p text:style-name="P12"><text:tab/> * type.</text:p>
      <text:p text:style-name="P12"><text:tab/> *</text:p>
      <text:p text:style-name="P12"><text:tab/> * Returns the type field from the current element.</text:p>
      <text:p text:style-name="P12"><text:tab/> * <text:span text:style-name="T1">@return</text:span> string|boolean type of the current element or false if not valid</text:p>
      <text:p text:style-name="P12"><text:tab/> */</text:p>
      <text:p text:style-name="P12"><text:tab/>public function type()</text:p>
      <text:p text:style-name="P12"><text:tab/>{</text:p>
      <text:p text:style-name="P12"><text:tab/><text:tab/>if (! $this-&gt;currentElement())</text:p>
      <text:p text:style-name="P12"><text:tab/><text:tab/>{</text:p>
      <text:p text:style-name="P12"><text:tab/><text:tab/><text:tab/>return false;</text:p>
      <text:p text:style-name="P12"><text:tab/><text:tab/>}</text:p>
      <text:p text:style-name="P12"/>
      <text:p text:style-name="P12"><text:tab/><text:tab/>return $this-&gt;element['type'];</text:p>
      <text:p text:style-name="P12"><text:tab/>}</text:p>
      <text:p text:style-name="P12"/>
      <text:p text:style-name="P12"><text:tab/>/**</text:p>
      <text:p text:style-name="P12"><text:tab/> * searchStack</text:p>
      <text:p text:style-name="P12"><text:tab/> *</text:p>
      <text:p text:style-name="P12"><text:tab/> * search the debug stack for a given class name and optional function name</text:p>
      <text:p text:style-name="P12"><text:tab/> * <text:span text:style-name="T1">@param</text:span> string $className = name of the class to search for</text:p>
      <text:p text:style-name="P12"><text:tab/> * <text:span text:style-name="T1">@param</text:span> string $methodName = name of the method in className to search for</text:p>
      <text:p text:style-name="P14"><text:tab/> * <text:span text:style-name="T1">@return</text:span> integer|boolean $level = stack level of class::method(), </text:p>
      <text:p text:style-name="P14"><text:tab/> *<text:tab/><text:tab/><text:tab/><text:tab/><text:tab/><text:tab/>false if not found</text:p>
      <text:p text:style-name="P12"><text:tab/> */</text:p>
      <text:p text:style-name="P12"><text:tab/>public function searchStack($className, $methodName=null)</text:p>
      <text:p text:style-name="P12"><text:tab/>{</text:p>
      <text:p text:style-name="P12"><text:tab/><text:tab/>if ((! $className) || ($this-&gt;count() == 0))</text:p>
      <text:p text:style-name="P12"><text:tab/><text:tab/>{</text:p>
      <text:p text:style-name="P12"><text:tab/><text:tab/><text:tab/>return false;</text:p>
      <text:p text:style-name="P12"><text:tab/><text:tab/>}</text:p>
      <text:p text:style-name="P12"/>
      <text:p text:style-name="P12"><text:tab/><text:tab/>$this-&gt;rewind();</text:p>
      <text:p text:style-name="P12"/>
      <text:p text:style-name="P12"/>
      <text:p text:style-name="P13"><text:tab/><text:tab/>while($this-&gt;element() !== false)</text:p>
      <text:p text:style-name="P12"><text:tab/><text:tab/>{</text:p>
      <text:p text:style-name="P12"><text:tab/><text:tab/><text:tab/>if (strpos($this-&gt;className(), $className) !== false)</text:p>
      <text:p text:style-name="P12"><text:tab/><text:tab/><text:tab/>{</text:p>
      <text:p text:style-name="P12"><text:tab/><text:tab/><text:tab/><text:tab/>if ((! $methodName) || ($this-&gt;methodName() === $methodName))</text:p>
      <text:p text:style-name="P12"><text:tab/><text:tab/><text:tab/><text:tab/>{</text:p>
      <text:p text:style-name="P12"><text:tab/><text:tab/><text:tab/><text:tab/><text:tab/>break;</text:p>
      <text:p text:style-name="P12"><text:tab/><text:tab/><text:tab/><text:tab/>}</text:p>
      <text:p text:style-name="P12"><text:tab/><text:tab/><text:tab/>}</text:p>
      <text:p text:style-name="P12"/>
      <text:p text:style-name="P12"><text:tab/><text:tab/><text:tab/>$this-&gt;next();</text:p>
      <text:p text:style-name="P12"><text:tab/><text:tab/>}</text:p>
      <text:p text:style-name="P12"/>
      <text:p text:style-name="P12"><text:tab/><text:tab/>return $this-&gt;key();</text:p>
      <text:p text:style-name="P12"><text:tab/>}</text:p>
      <text:p text:style-name="P12"/>
      <text:p text:style-name="P12"><text:tab/>/**</text:p>
      <text:p text:style-name="P12"><text:tab/> * current.</text:p>
      <text:p text:style-name="P12"><text:tab/> *</text:p>
      <text:p text:style-name="P12"><text:tab/> * Return the current element in the stack.</text:p>
      <text:p text:style-name="P14"><text:tab/> * <text:span text:style-name="T1">@return</text:span> array|boolean $element is the current element in the stack, </text:p>
      <text:p text:style-name="P14"><text:tab/> * <text:s text:c="34"/>or false if empty.</text:p>
      <text:p text:style-name="P12"><text:tab/>*/</text:p>
      <text:p text:style-name="P12"><text:tab/>public function current()</text:p>
      <text:p text:style-name="P12"><text:tab/>{</text:p>
      <text:p text:style-name="P12"><text:tab/><text:tab/>return $this-&gt;element = parent::current();</text:p>
      <text:p text:style-name="P12"><text:tab/>}</text:p>
      <text:p text:style-name="P12"/>
      <text:p text:style-name="P12"><text:tab/>/**</text:p>
      <text:p text:style-name="P12"><text:tab/> * next.</text:p>
      <text:p text:style-name="P12"><text:tab/> *</text:p>
      <text:p text:style-name="P12"><text:tab/> * Increment the array pointer and return the element pointed to.</text:p>
      <text:p text:style-name="P14"><text:tab/> * <text:span text:style-name="T1">@return</text:span> array|boolean $element is the next element in the stack, </text:p>
      <text:p text:style-name="P14"><text:tab/> * <text:s text:c="35"/>or false if empty.</text:p>
      <text:p text:style-name="P12"><text:tab/> */</text:p>
      <text:p text:style-name="P12"><text:tab/>public function next()</text:p>
      <text:p text:style-name="P12"><text:tab/>{</text:p>
      <text:p text:style-name="P12"><text:tab/><text:tab/>return $this-&gt;element = parent::next();</text:p>
      <text:p text:style-name="P12"><text:tab/>}</text:p>
      <text:p text:style-name="P12"/>
      <text:p text:style-name="P12"><text:tab/>/**</text:p>
      <text:p text:style-name="P12"><text:tab/> * rewind.</text:p>
      <text:p text:style-name="P12"><text:tab/> *</text:p>
      <text:p text:style-name="P12"><text:tab/> * Reset the array pointer and return the first element</text:p>
      <text:p text:style-name="P14"><text:tab/> * <text:span text:style-name="T1">@return</text:span> array|boolean $element is the first element in the stack, </text:p>
      <text:p text:style-name="P14"><text:tab/> *<text:tab/><text:tab/><text:tab/><text:tab/><text:tab/> <text:s text:c="4"/>or false if empty.</text:p>
      <text:p text:style-name="P12"><text:tab/> */</text:p>
      <text:p text:style-name="P12"><text:tab/>public function rewind()</text:p>
      <text:p text:style-name="P12"><text:tab/>{</text:p>
      <text:p text:style-name="P12"><text:tab/><text:tab/>return $this-&gt;element = parent::rewind();</text:p>
      <text:p text:style-name="P12"><text:tab/>}</text:p>
      <text:p text:style-name="P12"/>
      <text:p text:style-name="P12">}</text:p>
      <text:p text:style-name="P12"/>
      <text:p text:style-name="Coding_20_Body"/>
      <text:p text:style-name="Method_20_Body"/>
      <text:p text:style-name="Method_20_Body"/>
      <text:p text:style-name="Method_20_Body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Debug\Traceback<text:tab/><text:tab/><text:tab/><text:page-number text:select-page="current">32</text:page-number><text:tab/><text:tab/><text:tab/><text:tab/><text:date style:data-style-name="N76" text:date-value="2012-06-14T10:22:54.99" text:fixed="true">June 14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4T10:21:39</meta:creation-date>
    <dc:title>ClassDefault</dc:title>
    <meta:editing-duration>PT25H42M10S</meta:editing-duration>
    <meta:editing-cycles>28</meta:editing-cycles>
    <meta:generator>OpenOffice.org/3.2$Linux OpenOffice.org_project/320m12$Build-9483</meta:generator>
    <meta:initial-creator>Jay Wheeler</meta:initial-creator>
    <dc:date>2012-06-15T12:03:48</dc:date>
    <dc:creator>Jay Wheeler</dc:creator>
    <meta:document-statistic meta:table-count="4" meta:image-count="0" meta:object-count="0" meta:page-count="32" meta:paragraph-count="919" meta:word-count="3535" meta:character-count="23471"/>
    <meta:template xlink:type="simple" xlink:actuate="onRequest" xlink:title="ClassDefault" xlink:href="../ClassDefault.ott" meta:date="2012-06-14T10:21:39"/>
  </office:meta>
</office:document-meta>
</file>